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 'Shuffle mean'.B5:'Shuffle mean'.B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5cm" svg:y="0.097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6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>
            <text:p/>
          </table:table-cell>
          <table:table-cell table:style-name="ce2" table:number-columns-repeated="5"/>
          <table:table-cell table:number-columns-repeated="50"/>
        </table:table-row>
        <table:table-row table:style-name="ro3">
          <table:table-cell/>
          <table:table-cell>
            <draw:frame draw:z-index="0" draw:style-name="gr1" draw:text-style-name="P1" svg:width="16.003cm" svg:height="9.006cm" svg:x="0.106cm" svg:y="0.322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34" office:value-type="float" office:value="534" calcext:value-type="float">
            <text:p>534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34" office:value-type="float" office:value="534967" calcext:value-type="float">
            <text:p>534967</text:p>
          </table:table-cell>
          <table:table-cell table:style-name="ce34" office:value-type="float" office:value="665596" calcext:value-type="float">
            <text:p>665596</text:p>
          </table:table-cell>
          <table:table-cell table:style-name="ce34" office:value-type="float" office:value="657306" calcext:value-type="float">
            <text:p>657306</text:p>
          </table:table-cell>
          <table:table-cell table:style-name="ce34" office:value-type="float" office:value="735946" calcext:value-type="float">
            <text:p>735946</text:p>
          </table:table-cell>
          <table:table-cell table:style-name="ce3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95" calcext:value-type="float">
            <text:p>895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34" office:value-type="float" office:value="701640" calcext:value-type="float">
            <text:p>701640</text:p>
          </table:table-cell>
          <table:table-cell table:style-name="ce34" office:value-type="float" office:value="865063" calcext:value-type="float">
            <text:p>865063</text:p>
          </table:table-cell>
          <table:table-cell table:style-name="ce34" office:value-type="float" office:value="1097815" calcext:value-type="float">
            <text:p>1097815</text:p>
          </table:table-cell>
          <table:table-cell table:style-name="ce34" office:value-type="float" office:value="1003943" calcext:value-type="float">
            <text:p>1003943</text:p>
          </table:table-cell>
          <table:table-cell table:style-name="ce3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34" office:value-type="float" office:value="1451" calcext:value-type="float">
            <text:p>1451</text:p>
          </table:table-cell>
          <table:table-cell table:style-name="ce34" office:value-type="float" office:value="1264" calcext:value-type="float">
            <text:p>1264</text:p>
          </table:table-cell>
          <table:table-cell table:style-name="ce34" office:value-type="float" office:value="1087" calcext:value-type="float">
            <text:p>1087</text:p>
          </table:table-cell>
          <table:table-cell table:style-name="ce34" office:value-type="float" office:value="1370" calcext:value-type="float">
            <text:p>1370</text:p>
          </table:table-cell>
          <table:table-cell table:style-name="ce3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34" office:value-type="float" office:value="2175482" calcext:value-type="float">
            <text:p>2175482</text:p>
          </table:table-cell>
          <table:table-cell table:style-name="ce34" office:value-type="float" office:value="2642340" calcext:value-type="float">
            <text:p>2642340</text:p>
          </table:table-cell>
          <table:table-cell table:style-name="ce34" office:value-type="float" office:value="2626931" calcext:value-type="float">
            <text:p>2626931</text:p>
          </table:table-cell>
          <table:table-cell table:style-name="ce34" office:value-type="float" office:value="2874644" calcext:value-type="float">
            <text:p>2874644</text:p>
          </table:table-cell>
          <table:table-cell table:style-name="ce3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766" calcext:value-type="float">
            <text:p>1766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1717" calcext:value-type="float">
            <text:p>1717</text:p>
          </table:table-cell>
          <table:table-cell table:style-name="ce3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34" office:value-type="float" office:value="2961382" calcext:value-type="float">
            <text:p>2961382</text:p>
          </table:table-cell>
          <table:table-cell table:style-name="ce34" office:value-type="float" office:value="3492280" calcext:value-type="float">
            <text:p>3492280</text:p>
          </table:table-cell>
          <table:table-cell table:style-name="ce34" office:value-type="float" office:value="4490904" calcext:value-type="float">
            <text:p>4490904</text:p>
          </table:table-cell>
          <table:table-cell table:style-name="ce34" office:value-type="float" office:value="4268230" calcext:value-type="float">
            <text:p>4268230</text:p>
          </table:table-cell>
          <table:table-cell table:style-name="ce3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34" office:value-type="float" office:value="3466" calcext:value-type="float">
            <text:p>3466</text:p>
          </table:table-cell>
          <table:table-cell table:style-name="ce34" office:value-type="float" office:value="2840" calcext:value-type="float">
            <text:p>2840</text:p>
          </table:table-cell>
          <table:table-cell table:style-name="ce34" office:value-type="float" office:value="2119" calcext:value-type="float">
            <text:p>2119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34" office:value-type="float" office:value="5227451" calcext:value-type="float">
            <text:p>5227451</text:p>
          </table:table-cell>
          <table:table-cell table:style-name="ce34" office:value-type="float" office:value="5980410" calcext:value-type="float">
            <text:p>5980410</text:p>
          </table:table-cell>
          <table:table-cell table:style-name="ce34" office:value-type="float" office:value="5914275" calcext:value-type="float">
            <text:p>5914275</text:p>
          </table:table-cell>
          <table:table-cell table:style-name="ce34" office:value-type="float" office:value="6432804" calcext:value-type="float">
            <text:p>6432804</text:p>
          </table:table-cell>
          <table:table-cell table:style-name="ce3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34" office:value-type="float" office:value="2608" calcext:value-type="float">
            <text:p>2608</text:p>
          </table:table-cell>
          <table:table-cell table:style-name="ce34" office:value-type="float" office:value="2800" calcext:value-type="float">
            <text:p>2800</text:p>
          </table:table-cell>
          <table:table-cell table:style-name="ce34" office:value-type="float" office:value="2574" calcext:value-type="float">
            <text:p>2574</text:p>
          </table:table-cell>
          <table:table-cell table:style-name="ce34" office:value-type="float" office:value="2718" calcext:value-type="float">
            <text:p>2718</text:p>
          </table:table-cell>
          <table:table-cell table:style-name="ce3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34" office:value-type="float" office:value="6986529" calcext:value-type="float">
            <text:p>6986529</text:p>
          </table:table-cell>
          <table:table-cell table:style-name="ce34" office:value-type="float" office:value="7847856" calcext:value-type="float">
            <text:p>7847856</text:p>
          </table:table-cell>
          <table:table-cell table:style-name="ce34" office:value-type="float" office:value="9895755" calcext:value-type="float">
            <text:p>9895755</text:p>
          </table:table-cell>
          <table:table-cell table:style-name="ce34" office:value-type="float" office:value="9966882" calcext:value-type="float">
            <text:p>9966882</text:p>
          </table:table-cell>
          <table:table-cell table:style-name="ce3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34" office:value-type="float" office:value="4825" calcext:value-type="float">
            <text:p>4825</text:p>
          </table:table-cell>
          <table:table-cell table:style-name="ce34" office:value-type="float" office:value="4111" calcext:value-type="float">
            <text:p>4111</text:p>
          </table:table-cell>
          <table:table-cell table:style-name="ce34" office:value-type="float" office:value="3156" calcext:value-type="float">
            <text:p>3156</text:p>
          </table:table-cell>
          <table:table-cell table:style-name="ce34" office:value-type="float" office:value="4145" calcext:value-type="float">
            <text:p>4145</text:p>
          </table:table-cell>
          <table:table-cell table:style-name="ce3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34" office:value-type="float" office:value="9626056" calcext:value-type="float">
            <text:p>9626056</text:p>
          </table:table-cell>
          <table:table-cell table:style-name="ce34" office:value-type="float" office:value="10483603" calcext:value-type="float">
            <text:p>10483603</text:p>
          </table:table-cell>
          <table:table-cell table:style-name="ce34" office:value-type="float" office:value="10748520" calcext:value-type="float">
            <text:p>10748520</text:p>
          </table:table-cell>
          <table:table-cell table:style-name="ce34" office:value-type="float" office:value="11089104" calcext:value-type="float">
            <text:p>11089104</text:p>
          </table:table-cell>
          <table:table-cell table:style-name="ce3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 office:value-type="float" office:value="3648" calcext:value-type="float">
            <text:p>3648</text:p>
          </table:table-cell>
          <table:table-cell table:style-name="ce34" office:value-type="float" office:value="3506" calcext:value-type="float">
            <text:p>3506</text:p>
          </table:table-cell>
          <table:table-cell table:style-name="ce34" office:value-type="float" office:value="3572" calcext:value-type="float">
            <text:p>3572</text:p>
          </table:table-cell>
          <table:table-cell table:style-name="ce3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34" office:value-type="float" office:value="13896108" calcext:value-type="float">
            <text:p>13896108</text:p>
          </table:table-cell>
          <table:table-cell table:style-name="ce34" office:value-type="float" office:value="13951198" calcext:value-type="float">
            <text:p>13951198</text:p>
          </table:table-cell>
          <table:table-cell table:style-name="ce34" office:value-type="float" office:value="17520103" calcext:value-type="float">
            <text:p>17520103</text:p>
          </table:table-cell>
          <table:table-cell table:style-name="ce34" office:value-type="float" office:value="17521439" calcext:value-type="float">
            <text:p>17521439</text:p>
          </table:table-cell>
          <table:table-cell table:style-name="ce3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34" office:value-type="float" office:value="7073" calcext:value-type="float">
            <text:p>7073</text:p>
          </table:table-cell>
          <table:table-cell table:style-name="ce34" office:value-type="float" office:value="4993" calcext:value-type="float">
            <text:p>4993</text:p>
          </table:table-cell>
          <table:table-cell table:style-name="ce34" office:value-type="float" office:value="5258" calcext:value-type="float">
            <text:p>5258</text:p>
          </table:table-cell>
          <table:table-cell table:style-name="ce34" office:value-type="float" office:value="5613" calcext:value-type="float">
            <text:p>5613</text:p>
          </table:table-cell>
          <table:table-cell table:style-name="ce3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34" office:value-type="float" office:value="16128529" calcext:value-type="float">
            <text:p>16128529</text:p>
          </table:table-cell>
          <table:table-cell table:style-name="ce34" office:value-type="float" office:value="16335652" calcext:value-type="float">
            <text:p>16335652</text:p>
          </table:table-cell>
          <table:table-cell table:style-name="ce34" office:value-type="float" office:value="16346110" calcext:value-type="float">
            <text:p>16346110</text:p>
          </table:table-cell>
          <table:table-cell table:style-name="ce34" office:value-type="float" office:value="17891734" calcext:value-type="float">
            <text:p>17891734</text:p>
          </table:table-cell>
          <table:table-cell table:style-name="ce3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34" office:value-type="float" office:value="4664" calcext:value-type="float">
            <text:p>4664</text:p>
          </table:table-cell>
          <table:table-cell table:style-name="ce34" office:value-type="float" office:value="4853" calcext:value-type="float">
            <text:p>4853</text:p>
          </table:table-cell>
          <table:table-cell table:style-name="ce34" office:value-type="float" office:value="4936" calcext:value-type="float">
            <text:p>4936</text:p>
          </table:table-cell>
          <table:table-cell table:style-name="ce34" office:value-type="float" office:value="4589" calcext:value-type="float">
            <text:p>45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34" office:value-type="float" office:value="24417505" calcext:value-type="float">
            <text:p>24417505</text:p>
          </table:table-cell>
          <table:table-cell table:style-name="ce34" office:value-type="float" office:value="22046308" calcext:value-type="float">
            <text:p>22046308</text:p>
          </table:table-cell>
          <table:table-cell table:style-name="ce34" office:value-type="float" office:value="27301403" calcext:value-type="float">
            <text:p>27301403</text:p>
          </table:table-cell>
          <table:table-cell table:style-name="ce34" office:value-type="float" office:value="27767214" calcext:value-type="float">
            <text:p>27767214</text:p>
          </table:table-cell>
          <table:table-cell table:style-name="ce3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34" office:value-type="float" office:value="8081" calcext:value-type="float">
            <text:p>8081</text:p>
          </table:table-cell>
          <table:table-cell table:style-name="ce34" office:value-type="float" office:value="7722" calcext:value-type="float">
            <text:p>7722</text:p>
          </table:table-cell>
          <table:table-cell table:style-name="ce34" office:value-type="float" office:value="6229" calcext:value-type="float">
            <text:p>6229</text:p>
          </table:table-cell>
          <table:table-cell table:style-name="ce34" office:value-type="float" office:value="6324" calcext:value-type="float">
            <text:p>6324</text:p>
          </table:table-cell>
          <table:table-cell table:style-name="ce3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34" office:value-type="float" office:value="24023064" calcext:value-type="float">
            <text:p>24023064</text:p>
          </table:table-cell>
          <table:table-cell table:style-name="ce34" office:value-type="float" office:value="23669086" calcext:value-type="float">
            <text:p>23669086</text:p>
          </table:table-cell>
          <table:table-cell table:style-name="ce34" office:value-type="float" office:value="23478731" calcext:value-type="float">
            <text:p>23478731</text:p>
          </table:table-cell>
          <table:table-cell table:style-name="ce34" office:value-type="float" office:value="26115142" calcext:value-type="float">
            <text:p>26115142</text:p>
          </table:table-cell>
          <table:table-cell table:style-name="ce3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34" office:value-type="float" office:value="5227" calcext:value-type="float">
            <text:p>5227</text:p>
          </table:table-cell>
          <table:table-cell table:style-name="ce34" office:value-type="float" office:value="9434" calcext:value-type="float">
            <text:p>9434</text:p>
          </table:table-cell>
          <table:table-cell table:style-name="ce34" office:value-type="float" office:value="5391" calcext:value-type="float">
            <text:p>5391</text:p>
          </table:table-cell>
          <table:table-cell table:style-name="ce34" office:value-type="float" office:value="5165" calcext:value-type="float">
            <text:p>5165</text:p>
          </table:table-cell>
          <table:table-cell table:style-name="ce3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34" office:value-type="float" office:value="39154160" calcext:value-type="float">
            <text:p>39154160</text:p>
          </table:table-cell>
          <table:table-cell table:style-name="ce34" office:value-type="float" office:value="31291513" calcext:value-type="float">
            <text:p>31291513</text:p>
          </table:table-cell>
          <table:table-cell table:style-name="ce34" office:value-type="float" office:value="39786439" calcext:value-type="float">
            <text:p>39786439</text:p>
          </table:table-cell>
          <table:table-cell table:style-name="ce34" office:value-type="float" office:value="39984693" calcext:value-type="float">
            <text:p>39984693</text:p>
          </table:table-cell>
          <table:table-cell table:style-name="ce3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34" office:value-type="float" office:value="13613" calcext:value-type="float">
            <text:p>13613</text:p>
          </table:table-cell>
          <table:table-cell table:style-name="ce34" office:value-type="float" office:value="12904" calcext:value-type="float">
            <text:p>12904</text:p>
          </table:table-cell>
          <table:table-cell table:style-name="ce34" office:value-type="float" office:value="7656" calcext:value-type="float">
            <text:p>7656</text:p>
          </table:table-cell>
          <table:table-cell table:style-name="ce34" office:value-type="float" office:value="10880" calcext:value-type="float">
            <text:p>10880</text:p>
          </table:table-cell>
          <table:table-cell table:style-name="ce3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34" office:value-type="float" office:value="33868040" calcext:value-type="float">
            <text:p>33868040</text:p>
          </table:table-cell>
          <table:table-cell table:style-name="ce34" office:value-type="float" office:value="32342736" calcext:value-type="float">
            <text:p>32342736</text:p>
          </table:table-cell>
          <table:table-cell table:style-name="ce34" office:value-type="float" office:value="31939042" calcext:value-type="float">
            <text:p>31939042</text:p>
          </table:table-cell>
          <table:table-cell table:style-name="ce34" office:value-type="float" office:value="35638329" calcext:value-type="float">
            <text:p>35638329</text:p>
          </table:table-cell>
          <table:table-cell table:style-name="ce3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34" office:value-type="float" office:value="6156" calcext:value-type="float">
            <text:p>6156</text:p>
          </table:table-cell>
          <table:table-cell table:style-name="ce34" office:value-type="float" office:value="6116" calcext:value-type="float">
            <text:p>6116</text:p>
          </table:table-cell>
          <table:table-cell table:style-name="ce34" office:value-type="float" office:value="6542" calcext:value-type="float">
            <text:p>6542</text:p>
          </table:table-cell>
          <table:table-cell table:style-name="ce34" office:value-type="float" office:value="6691" calcext:value-type="float">
            <text:p>6691</text:p>
          </table:table-cell>
          <table:table-cell table:style-name="ce3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34" office:value-type="float" office:value="55130908" calcext:value-type="float">
            <text:p>55130908</text:p>
          </table:table-cell>
          <table:table-cell table:style-name="ce34" office:value-type="float" office:value="43274470" calcext:value-type="float">
            <text:p>43274470</text:p>
          </table:table-cell>
          <table:table-cell table:style-name="ce34" office:value-type="float" office:value="54236559" calcext:value-type="float">
            <text:p>54236559</text:p>
          </table:table-cell>
          <table:table-cell table:style-name="ce34" office:value-type="float" office:value="54380536" calcext:value-type="float">
            <text:p>54380536</text:p>
          </table:table-cell>
          <table:table-cell table:style-name="ce3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9832" calcext:value-type="float">
            <text:p>9832</text:p>
          </table:table-cell>
          <table:table-cell table:style-name="ce34" office:value-type="float" office:value="9247" calcext:value-type="float">
            <text:p>9247</text:p>
          </table:table-cell>
          <table:table-cell table:style-name="ce34" office:value-type="float" office:value="9984" calcext:value-type="float">
            <text:p>9984</text:p>
          </table:table-cell>
          <table:table-cell table:style-name="ce3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34" office:value-type="float" office:value="44579865" calcext:value-type="float">
            <text:p>44579865</text:p>
          </table:table-cell>
          <table:table-cell table:style-name="ce34" office:value-type="float" office:value="42109807" calcext:value-type="float">
            <text:p>42109807</text:p>
          </table:table-cell>
          <table:table-cell table:style-name="ce34" office:value-type="float" office:value="41988543" calcext:value-type="float">
            <text:p>41988543</text:p>
          </table:table-cell>
          <table:table-cell table:style-name="ce34" office:value-type="float" office:value="44561489" calcext:value-type="float">
            <text:p>44561489</text:p>
          </table:table-cell>
          <table:table-cell table:style-name="ce3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34" office:value-type="float" office:value="7278" calcext:value-type="float">
            <text:p>7278</text:p>
          </table:table-cell>
          <table:table-cell table:style-name="ce34" office:value-type="float" office:value="6977" calcext:value-type="float">
            <text:p>6977</text:p>
          </table:table-cell>
          <table:table-cell table:style-name="ce34" office:value-type="float" office:value="8010" calcext:value-type="float">
            <text:p>8010</text:p>
          </table:table-cell>
          <table:table-cell table:style-name="ce34" office:value-type="float" office:value="12700" calcext:value-type="float">
            <text:p>12700</text:p>
          </table:table-cell>
          <table:table-cell table:style-name="ce3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34" office:value-type="float" office:value="68998590" calcext:value-type="float">
            <text:p>68998590</text:p>
          </table:table-cell>
          <table:table-cell table:style-name="ce34" office:value-type="float" office:value="55526652" calcext:value-type="float">
            <text:p>55526652</text:p>
          </table:table-cell>
          <table:table-cell table:style-name="ce34" office:value-type="float" office:value="72840698" calcext:value-type="float">
            <text:p>72840698</text:p>
          </table:table-cell>
          <table:table-cell table:style-name="ce34" office:value-type="float" office:value="70088778" calcext:value-type="float">
            <text:p>70088778</text:p>
          </table:table-cell>
          <table:table-cell table:style-name="ce3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34" office:value-type="float" office:value="12334" calcext:value-type="float">
            <text:p>12334</text:p>
          </table:table-cell>
          <table:table-cell table:style-name="ce34" office:value-type="float" office:value="11343" calcext:value-type="float">
            <text:p>11343</text:p>
          </table:table-cell>
          <table:table-cell table:style-name="ce34" office:value-type="float" office:value="9431" calcext:value-type="float">
            <text:p>9431</text:p>
          </table:table-cell>
          <table:table-cell table:style-name="ce34" office:value-type="float" office:value="8923" calcext:value-type="float">
            <text:p>8923</text:p>
          </table:table-cell>
          <table:table-cell table:style-name="ce3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34" office:value-type="float" office:value="54985310" calcext:value-type="float">
            <text:p>54985310</text:p>
          </table:table-cell>
          <table:table-cell table:style-name="ce34" office:value-type="float" office:value="52788973" calcext:value-type="float">
            <text:p>52788973</text:p>
          </table:table-cell>
          <table:table-cell table:style-name="ce34" office:value-type="float" office:value="53150775" calcext:value-type="float">
            <text:p>53150775</text:p>
          </table:table-cell>
          <table:table-cell table:style-name="ce34" office:value-type="float" office:value="56346611" calcext:value-type="float">
            <text:p>56346611</text:p>
          </table:table-cell>
          <table:table-cell table:style-name="ce3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34" office:value-type="float" office:value="7902" calcext:value-type="float">
            <text:p>7902</text:p>
          </table:table-cell>
          <table:table-cell table:style-name="ce34" office:value-type="float" office:value="8247" calcext:value-type="float">
            <text:p>8247</text:p>
          </table:table-cell>
          <table:table-cell table:style-name="ce34" office:value-type="float" office:value="7749" calcext:value-type="float">
            <text:p>7749</text:p>
          </table:table-cell>
          <table:table-cell table:style-name="ce34" office:value-type="float" office:value="8594" calcext:value-type="float">
            <text:p>8594</text:p>
          </table:table-cell>
          <table:table-cell table:style-name="ce3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34" office:value-type="float" office:value="89779956" calcext:value-type="float">
            <text:p>89779956</text:p>
          </table:table-cell>
          <table:table-cell table:style-name="ce34" office:value-type="float" office:value="69460542" calcext:value-type="float">
            <text:p>69460542</text:p>
          </table:table-cell>
          <table:table-cell table:style-name="ce34" office:value-type="float" office:value="91101867" calcext:value-type="float">
            <text:p>91101867</text:p>
          </table:table-cell>
          <table:table-cell table:style-name="ce34" office:value-type="float" office:value="89157154" calcext:value-type="float">
            <text:p>89157154</text:p>
          </table:table-cell>
          <table:table-cell table:style-name="ce3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34" office:value-type="float" office:value="11317" calcext:value-type="float">
            <text:p>11317</text:p>
          </table:table-cell>
          <table:table-cell table:style-name="ce34" office:value-type="float" office:value="17549" calcext:value-type="float">
            <text:p>17549</text:p>
          </table:table-cell>
          <table:table-cell table:style-name="ce34" office:value-type="float" office:value="11872" calcext:value-type="float">
            <text:p>11872</text:p>
          </table:table-cell>
          <table:table-cell table:style-name="ce34" office:value-type="float" office:value="10787" calcext:value-type="float">
            <text:p>10787</text:p>
          </table:table-cell>
          <table:table-cell table:style-name="ce3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34" office:value-type="float" office:value="66887776" calcext:value-type="float">
            <text:p>66887776</text:p>
          </table:table-cell>
          <table:table-cell table:style-name="ce34" office:value-type="float" office:value="65523243" calcext:value-type="float">
            <text:p>65523243</text:p>
          </table:table-cell>
          <table:table-cell table:style-name="ce34" office:value-type="float" office:value="65587169" calcext:value-type="float">
            <text:p>65587169</text:p>
          </table:table-cell>
          <table:table-cell table:style-name="ce34" office:value-type="float" office:value="67329238" calcext:value-type="float">
            <text:p>67329238</text:p>
          </table:table-cell>
          <table:table-cell table:style-name="ce3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34" office:value-type="float" office:value="8810" calcext:value-type="float">
            <text:p>8810</text:p>
          </table:table-cell>
          <table:table-cell table:style-name="ce34" office:value-type="float" office:value="9023" calcext:value-type="float">
            <text:p>9023</text:p>
          </table:table-cell>
          <table:table-cell table:style-name="ce34" office:value-type="float" office:value="8929" calcext:value-type="float">
            <text:p>8929</text:p>
          </table:table-cell>
          <table:table-cell table:style-name="ce34" office:value-type="float" office:value="8946" calcext:value-type="float">
            <text:p>8946</text:p>
          </table:table-cell>
          <table:table-cell table:style-name="ce3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34" office:value-type="float" office:value="109320621" calcext:value-type="float">
            <text:p>109320621</text:p>
          </table:table-cell>
          <table:table-cell table:style-name="ce34" office:value-type="float" office:value="85156073" calcext:value-type="float">
            <text:p>85156073</text:p>
          </table:table-cell>
          <table:table-cell table:style-name="ce34" office:value-type="float" office:value="112795127" calcext:value-type="float">
            <text:p>112795127</text:p>
          </table:table-cell>
          <table:table-cell table:style-name="ce34" office:value-type="float" office:value="111774568" calcext:value-type="float">
            <text:p>111774568</text:p>
          </table:table-cell>
          <table:table-cell table:style-name="ce3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34" office:value-type="float" office:value="19537" calcext:value-type="float">
            <text:p>19537</text:p>
          </table:table-cell>
          <table:table-cell table:style-name="ce34" office:value-type="float" office:value="13670" calcext:value-type="float">
            <text:p>13670</text:p>
          </table:table-cell>
          <table:table-cell table:style-name="ce34" office:value-type="float" office:value="12573" calcext:value-type="float">
            <text:p>12573</text:p>
          </table:table-cell>
          <table:table-cell table:style-name="ce34" office:value-type="float" office:value="13193" calcext:value-type="float">
            <text:p>13193</text:p>
          </table:table-cell>
          <table:table-cell table:style-name="ce3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34" office:value-type="float" office:value="79257893" calcext:value-type="float">
            <text:p>79257893</text:p>
          </table:table-cell>
          <table:table-cell table:style-name="ce34" office:value-type="float" office:value="79062389" calcext:value-type="float">
            <text:p>79062389</text:p>
          </table:table-cell>
          <table:table-cell table:style-name="ce34" office:value-type="float" office:value="78984338" calcext:value-type="float">
            <text:p>78984338</text:p>
          </table:table-cell>
          <table:table-cell table:style-name="ce34" office:value-type="float" office:value="83839047" calcext:value-type="float">
            <text:p>83839047</text:p>
          </table:table-cell>
          <table:table-cell table:style-name="ce3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34" office:value-type="float" office:value="9695" calcext:value-type="float">
            <text:p>9695</text:p>
          </table:table-cell>
          <table:table-cell table:style-name="ce34" office:value-type="float" office:value="9712" calcext:value-type="float">
            <text:p>9712</text:p>
          </table:table-cell>
          <table:table-cell table:style-name="ce34" office:value-type="float" office:value="10068" calcext:value-type="float">
            <text:p>10068</text:p>
          </table:table-cell>
          <table:table-cell table:style-name="ce34" office:value-type="float" office:value="9940" calcext:value-type="float">
            <text:p>9940</text:p>
          </table:table-cell>
          <table:table-cell table:style-name="ce3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34" office:value-type="float" office:value="116946962" calcext:value-type="float">
            <text:p>116946962</text:p>
          </table:table-cell>
          <table:table-cell table:style-name="ce34" office:value-type="float" office:value="104403617" calcext:value-type="float">
            <text:p>104403617</text:p>
          </table:table-cell>
          <table:table-cell table:style-name="ce34" office:value-type="float" office:value="133936729" calcext:value-type="float">
            <text:p>133936729</text:p>
          </table:table-cell>
          <table:table-cell table:style-name="ce34" office:value-type="float" office:value="132628129" calcext:value-type="float">
            <text:p>132628129</text:p>
          </table:table-cell>
          <table:table-cell table:style-name="ce3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34" office:value-type="float" office:value="19223" calcext:value-type="float">
            <text:p>19223</text:p>
          </table:table-cell>
          <table:table-cell table:style-name="ce34" office:value-type="float" office:value="15468" calcext:value-type="float">
            <text:p>15468</text:p>
          </table:table-cell>
          <table:table-cell table:style-name="ce34" office:value-type="float" office:value="15797" calcext:value-type="float">
            <text:p>15797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34" office:value-type="float" office:value="93907033" calcext:value-type="float">
            <text:p>93907033</text:p>
          </table:table-cell>
          <table:table-cell table:style-name="ce34" office:value-type="float" office:value="96204237" calcext:value-type="float">
            <text:p>96204237</text:p>
          </table:table-cell>
          <table:table-cell table:style-name="ce34" office:value-type="float" office:value="94143637" calcext:value-type="float">
            <text:p>94143637</text:p>
          </table:table-cell>
          <table:table-cell table:style-name="ce34" office:value-type="float" office:value="97410766" calcext:value-type="float">
            <text:p>97410766</text:p>
          </table:table-cell>
          <table:table-cell table:style-name="ce3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34" office:value-type="float" office:value="10417" calcext:value-type="float">
            <text:p>10417</text:p>
          </table:table-cell>
          <table:table-cell table:style-name="ce34" office:value-type="float" office:value="10351" calcext:value-type="float">
            <text:p>10351</text:p>
          </table:table-cell>
          <table:table-cell table:style-name="ce34" office:value-type="float" office:value="16949" calcext:value-type="float">
            <text:p>16949</text:p>
          </table:table-cell>
          <table:table-cell table:style-name="ce34" office:value-type="float" office:value="10540" calcext:value-type="float">
            <text:p>10540</text:p>
          </table:table-cell>
          <table:table-cell table:style-name="ce3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34" office:value-type="float" office:value="131687405" calcext:value-type="float">
            <text:p>131687405</text:p>
          </table:table-cell>
          <table:table-cell table:style-name="ce34" office:value-type="float" office:value="123319254" calcext:value-type="float">
            <text:p>123319254</text:p>
          </table:table-cell>
          <table:table-cell table:style-name="ce34" office:value-type="float" office:value="159788632" calcext:value-type="float">
            <text:p>159788632</text:p>
          </table:table-cell>
          <table:table-cell table:style-name="ce34" office:value-type="float" office:value="158496996" calcext:value-type="float">
            <text:p>158496996</text:p>
          </table:table-cell>
          <table:table-cell table:style-name="ce3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34" office:value-type="float" office:value="28342" calcext:value-type="float">
            <text:p>28342</text:p>
          </table:table-cell>
          <table:table-cell table:style-name="ce34" office:value-type="float" office:value="16793" calcext:value-type="float">
            <text:p>16793</text:p>
          </table:table-cell>
          <table:table-cell table:style-name="ce34" office:value-type="float" office:value="16033" calcext:value-type="float">
            <text:p>16033</text:p>
          </table:table-cell>
          <table:table-cell table:style-name="ce34" office:value-type="float" office:value="15675" calcext:value-type="float">
            <text:p>15675</text:p>
          </table:table-cell>
          <table:table-cell table:style-name="ce3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34" office:value-type="float" office:value="111075826" calcext:value-type="float">
            <text:p>111075826</text:p>
          </table:table-cell>
          <table:table-cell table:style-name="ce34" office:value-type="float" office:value="111030675" calcext:value-type="float">
            <text:p>111030675</text:p>
          </table:table-cell>
          <table:table-cell table:style-name="ce34" office:value-type="float" office:value="109823085" calcext:value-type="float">
            <text:p>109823085</text:p>
          </table:table-cell>
          <table:table-cell table:style-name="ce34" office:value-type="float" office:value="115747919" calcext:value-type="float">
            <text:p>115747919</text:p>
          </table:table-cell>
          <table:table-cell table:style-name="ce3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34" office:value-type="float" office:value="11384" calcext:value-type="float">
            <text:p>11384</text:p>
          </table:table-cell>
          <table:table-cell table:style-name="ce34" office:value-type="float" office:value="11369" calcext:value-type="float">
            <text:p>11369</text:p>
          </table:table-cell>
          <table:table-cell table:style-name="ce34" office:value-type="float" office:value="13420" calcext:value-type="float">
            <text:p>13420</text:p>
          </table:table-cell>
          <table:table-cell table:style-name="ce34" office:value-type="float" office:value="13089" calcext:value-type="float">
            <text:p>13089</text:p>
          </table:table-cell>
          <table:table-cell table:style-name="ce3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34" office:value-type="float" office:value="153509086" calcext:value-type="float">
            <text:p>153509086</text:p>
          </table:table-cell>
          <table:table-cell table:style-name="ce34" office:value-type="float" office:value="169584814" calcext:value-type="float">
            <text:p>169584814</text:p>
          </table:table-cell>
          <table:table-cell table:style-name="ce34" office:value-type="float" office:value="189452388" calcext:value-type="float">
            <text:p>189452388</text:p>
          </table:table-cell>
          <table:table-cell table:style-name="ce34" office:value-type="float" office:value="187912922" calcext:value-type="float">
            <text:p>187912922</text:p>
          </table:table-cell>
          <table:table-cell table:style-name="ce3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34" office:value-type="float" office:value="27047" calcext:value-type="float">
            <text:p>27047</text:p>
          </table:table-cell>
          <table:table-cell table:style-name="ce34" office:value-type="float" office:value="16357" calcext:value-type="float">
            <text:p>16357</text:p>
          </table:table-cell>
          <table:table-cell table:style-name="ce34" office:value-type="float" office:value="20779" calcext:value-type="float">
            <text:p>20779</text:p>
          </table:table-cell>
          <table:table-cell table:style-name="ce34" office:value-type="float" office:value="14693" calcext:value-type="float">
            <text:p>14693</text:p>
          </table:table-cell>
          <table:table-cell table:style-name="ce3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34" office:value-type="float" office:value="126851182" calcext:value-type="float">
            <text:p>126851182</text:p>
          </table:table-cell>
          <table:table-cell table:style-name="ce34" office:value-type="float" office:value="128081315" calcext:value-type="float">
            <text:p>128081315</text:p>
          </table:table-cell>
          <table:table-cell table:style-name="ce34" office:value-type="float" office:value="127939282" calcext:value-type="float">
            <text:p>127939282</text:p>
          </table:table-cell>
          <table:table-cell table:style-name="ce34" office:value-type="float" office:value="134980584" calcext:value-type="float">
            <text:p>134980584</text:p>
          </table:table-cell>
          <table:table-cell table:style-name="ce3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34" office:value-type="float" office:value="12478" calcext:value-type="float">
            <text:p>12478</text:p>
          </table:table-cell>
          <table:table-cell table:style-name="ce34" office:value-type="float" office:value="13840" calcext:value-type="float">
            <text:p>13840</text:p>
          </table:table-cell>
          <table:table-cell table:style-name="ce34" office:value-type="float" office:value="13628" calcext:value-type="float">
            <text:p>13628</text:p>
          </table:table-cell>
          <table:table-cell table:style-name="ce34" office:value-type="float" office:value="12702" calcext:value-type="float">
            <text:p>12702</text:p>
          </table:table-cell>
          <table:table-cell table:style-name="ce3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34" office:value-type="float" office:value="171235652" calcext:value-type="float">
            <text:p>171235652</text:p>
          </table:table-cell>
          <table:table-cell table:style-name="ce34" office:value-type="float" office:value="186746912" calcext:value-type="float">
            <text:p>186746912</text:p>
          </table:table-cell>
          <table:table-cell table:style-name="ce34" office:value-type="float" office:value="220916415" calcext:value-type="float">
            <text:p>220916415</text:p>
          </table:table-cell>
          <table:table-cell table:style-name="ce34" office:value-type="float" office:value="216841476" calcext:value-type="float">
            <text:p>216841476</text:p>
          </table:table-cell>
          <table:table-cell table:style-name="ce3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34" office:value-type="float" office:value="29037" calcext:value-type="float">
            <text:p>29037</text:p>
          </table:table-cell>
          <table:table-cell table:style-name="ce34" office:value-type="float" office:value="27172" calcext:value-type="float">
            <text:p>27172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9912" calcext:value-type="float">
            <text:p>19912</text:p>
          </table:table-cell>
          <table:table-cell table:style-name="ce3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34" office:value-type="float" office:value="145473230" calcext:value-type="float">
            <text:p>145473230</text:p>
          </table:table-cell>
          <table:table-cell table:style-name="ce34" office:value-type="float" office:value="147163843" calcext:value-type="float">
            <text:p>147163843</text:p>
          </table:table-cell>
          <table:table-cell table:style-name="ce34" office:value-type="float" office:value="145058076" calcext:value-type="float">
            <text:p>145058076</text:p>
          </table:table-cell>
          <table:table-cell table:style-name="ce34" office:value-type="float" office:value="152497128" calcext:value-type="float">
            <text:p>152497128</text:p>
          </table:table-cell>
          <table:table-cell table:style-name="ce3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34" office:value-type="float" office:value="14251" calcext:value-type="float">
            <text:p>14251</text:p>
          </table:table-cell>
          <table:table-cell table:style-name="ce34" office:value-type="float" office:value="14165" calcext:value-type="float">
            <text:p>14165</text:p>
          </table:table-cell>
          <table:table-cell table:style-name="ce34" office:value-type="float" office:value="15730" calcext:value-type="float">
            <text:p>15730</text:p>
          </table:table-cell>
          <table:table-cell table:style-name="ce34" office:value-type="float" office:value="14983" calcext:value-type="float">
            <text:p>14983</text:p>
          </table:table-cell>
          <table:table-cell table:style-name="ce3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34" office:value-type="float" office:value="199506271" calcext:value-type="float">
            <text:p>199506271</text:p>
          </table:table-cell>
          <table:table-cell table:style-name="ce34" office:value-type="float" office:value="230677553" calcext:value-type="float">
            <text:p>230677553</text:p>
          </table:table-cell>
          <table:table-cell table:style-name="ce34" office:value-type="float" office:value="253825234" calcext:value-type="float">
            <text:p>253825234</text:p>
          </table:table-cell>
          <table:table-cell table:style-name="ce34" office:value-type="float" office:value="247918309" calcext:value-type="float">
            <text:p>247918309</text:p>
          </table:table-cell>
          <table:table-cell table:style-name="ce3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34" office:value-type="float" office:value="23352" calcext:value-type="float">
            <text:p>23352</text:p>
          </table:table-cell>
          <table:table-cell table:style-name="ce34" office:value-type="float" office:value="26945" calcext:value-type="float">
            <text:p>26945</text:p>
          </table:table-cell>
          <table:table-cell table:style-name="ce34" office:value-type="float" office:value="19509" calcext:value-type="float">
            <text:p>19509</text:p>
          </table:table-cell>
          <table:table-cell table:style-name="ce34" office:value-type="float" office:value="19728" calcext:value-type="float">
            <text:p>19728</text:p>
          </table:table-cell>
          <table:table-cell table:style-name="ce3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34" office:value-type="float" office:value="164850827" calcext:value-type="float">
            <text:p>164850827</text:p>
          </table:table-cell>
          <table:table-cell table:style-name="ce34" office:value-type="float" office:value="166984411" calcext:value-type="float">
            <text:p>166984411</text:p>
          </table:table-cell>
          <table:table-cell table:style-name="ce34" office:value-type="float" office:value="166045501" calcext:value-type="float">
            <text:p>166045501</text:p>
          </table:table-cell>
          <table:table-cell table:style-name="ce34" office:value-type="float" office:value="173185075" calcext:value-type="float">
            <text:p>173185075</text:p>
          </table:table-cell>
          <table:table-cell table:style-name="ce3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34" office:value-type="float" office:value="14708" calcext:value-type="float">
            <text:p>14708</text:p>
          </table:table-cell>
          <table:table-cell table:style-name="ce34" office:value-type="float" office:value="15838" calcext:value-type="float">
            <text:p>15838</text:p>
          </table:table-cell>
          <table:table-cell table:style-name="ce34" office:value-type="float" office:value="14711" calcext:value-type="float">
            <text:p>14711</text:p>
          </table:table-cell>
          <table:table-cell table:style-name="ce34" office:value-type="float" office:value="18714" calcext:value-type="float">
            <text:p>18714</text:p>
          </table:table-cell>
          <table:table-cell table:style-name="ce3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34" office:value-type="float" office:value="231936675" calcext:value-type="float">
            <text:p>231936675</text:p>
          </table:table-cell>
          <table:table-cell table:style-name="ce34" office:value-type="float" office:value="283480582" calcext:value-type="float">
            <text:p>283480582</text:p>
          </table:table-cell>
          <table:table-cell table:style-name="ce34" office:value-type="float" office:value="286546725" calcext:value-type="float">
            <text:p>286546725</text:p>
          </table:table-cell>
          <table:table-cell table:style-name="ce34" office:value-type="float" office:value="285274941" calcext:value-type="float">
            <text:p>285274941</text:p>
          </table:table-cell>
          <table:table-cell table:style-name="ce3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34" office:value-type="float" office:value="28563" calcext:value-type="float">
            <text:p>28563</text:p>
          </table:table-cell>
          <table:table-cell table:style-name="ce34" office:value-type="float" office:value="31513" calcext:value-type="float">
            <text:p>31513</text:p>
          </table:table-cell>
          <table:table-cell table:style-name="ce34" office:value-type="float" office:value="23242" calcext:value-type="float">
            <text:p>23242</text:p>
          </table:table-cell>
          <table:table-cell table:style-name="ce34" office:value-type="float" office:value="24854" calcext:value-type="float">
            <text:p>24854</text:p>
          </table:table-cell>
          <table:table-cell table:style-name="ce3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34" office:value-type="float" office:value="187115121" calcext:value-type="float">
            <text:p>187115121</text:p>
          </table:table-cell>
          <table:table-cell table:style-name="ce34" office:value-type="float" office:value="188381847" calcext:value-type="float">
            <text:p>188381847</text:p>
          </table:table-cell>
          <table:table-cell table:style-name="ce34" office:value-type="float" office:value="187535140" calcext:value-type="float">
            <text:p>187535140</text:p>
          </table:table-cell>
          <table:table-cell table:style-name="ce34" office:value-type="float" office:value="197335642" calcext:value-type="float">
            <text:p>197335642</text:p>
          </table:table-cell>
          <table:table-cell table:style-name="ce3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34" office:value-type="float" office:value="15188" calcext:value-type="float">
            <text:p>15188</text:p>
          </table:table-cell>
          <table:table-cell table:style-name="ce34" office:value-type="float" office:value="15096" calcext:value-type="float">
            <text:p>15096</text:p>
          </table:table-cell>
          <table:table-cell table:style-name="ce34" office:value-type="float" office:value="16609" calcext:value-type="float">
            <text:p>16609</text:p>
          </table:table-cell>
          <table:table-cell table:style-name="ce34" office:value-type="float" office:value="14900" calcext:value-type="float">
            <text:p>14900</text:p>
          </table:table-cell>
          <table:table-cell table:style-name="ce3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34" office:value-type="float" office:value="261326481" calcext:value-type="float">
            <text:p>261326481</text:p>
          </table:table-cell>
          <table:table-cell table:style-name="ce34" office:value-type="float" office:value="321321664" calcext:value-type="float">
            <text:p>321321664</text:p>
          </table:table-cell>
          <table:table-cell table:style-name="ce34" office:value-type="float" office:value="322941233" calcext:value-type="float">
            <text:p>322941233</text:p>
          </table:table-cell>
          <table:table-cell table:style-name="ce34" office:value-type="float" office:value="320657081" calcext:value-type="float">
            <text:p>320657081</text:p>
          </table:table-cell>
          <table:table-cell table:style-name="ce3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34" office:value-type="float" office:value="26805" calcext:value-type="float">
            <text:p>26805</text:p>
          </table:table-cell>
          <table:table-cell table:style-name="ce34" office:value-type="float" office:value="28858" calcext:value-type="float">
            <text:p>28858</text:p>
          </table:table-cell>
          <table:table-cell table:style-name="ce34" office:value-type="float" office:value="23991" calcext:value-type="float">
            <text:p>23991</text:p>
          </table:table-cell>
          <table:table-cell table:style-name="ce34" office:value-type="float" office:value="24850" calcext:value-type="float">
            <text:p>24850</text:p>
          </table:table-cell>
          <table:table-cell table:style-name="ce3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34" office:value-type="float" office:value="209912991" calcext:value-type="float">
            <text:p>209912991</text:p>
          </table:table-cell>
          <table:table-cell table:style-name="ce34" office:value-type="float" office:value="210742946" calcext:value-type="float">
            <text:p>210742946</text:p>
          </table:table-cell>
          <table:table-cell table:style-name="ce34" office:value-type="float" office:value="390995656" calcext:value-type="float">
            <text:p>390995656</text:p>
          </table:table-cell>
          <table:table-cell table:style-name="ce34" office:value-type="float" office:value="223341649" calcext:value-type="float">
            <text:p>223341649</text:p>
          </table:table-cell>
          <table:table-cell table:style-name="ce3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34" office:value-type="float" office:value="15890" calcext:value-type="float">
            <text:p>15890</text:p>
          </table:table-cell>
          <table:table-cell table:style-name="ce34" office:value-type="float" office:value="15906" calcext:value-type="float">
            <text:p>15906</text:p>
          </table:table-cell>
          <table:table-cell table:style-name="ce34" office:value-type="float" office:value="16168" calcext:value-type="float">
            <text:p>16168</text:p>
          </table:table-cell>
          <table:table-cell table:style-name="ce34" office:value-type="float" office:value="16833" calcext:value-type="float">
            <text:p>16833</text:p>
          </table:table-cell>
          <table:table-cell table:style-name="ce3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34" office:value-type="float" office:value="297289208" calcext:value-type="float">
            <text:p>297289208</text:p>
          </table:table-cell>
          <table:table-cell table:style-name="ce34" office:value-type="float" office:value="360132246" calcext:value-type="float">
            <text:p>360132246</text:p>
          </table:table-cell>
          <table:table-cell table:style-name="ce34" office:value-type="float" office:value="403984305" calcext:value-type="float">
            <text:p>403984305</text:p>
          </table:table-cell>
          <table:table-cell table:style-name="ce34" office:value-type="float" office:value="325748391" calcext:value-type="float">
            <text:p>325748391</text:p>
          </table:table-cell>
          <table:table-cell table:style-name="ce3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34" office:value-type="float" office:value="26089" calcext:value-type="float">
            <text:p>26089</text:p>
          </table:table-cell>
          <table:table-cell table:style-name="ce34" office:value-type="float" office:value="41657" calcext:value-type="float">
            <text:p>41657</text:p>
          </table:table-cell>
          <table:table-cell table:style-name="ce34" office:value-type="float" office:value="23618" calcext:value-type="float">
            <text:p>23618</text:p>
          </table:table-cell>
          <table:table-cell table:style-name="ce34" office:value-type="float" office:value="26018" calcext:value-type="float">
            <text:p>26018</text:p>
          </table:table-cell>
          <table:table-cell table:style-name="ce3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34" office:value-type="float" office:value="233405021" calcext:value-type="float">
            <text:p>233405021</text:p>
          </table:table-cell>
          <table:table-cell table:style-name="ce34" office:value-type="float" office:value="234024822" calcext:value-type="float">
            <text:p>234024822</text:p>
          </table:table-cell>
          <table:table-cell table:style-name="ce34" office:value-type="float" office:value="254003368" calcext:value-type="float">
            <text:p>254003368</text:p>
          </table:table-cell>
          <table:table-cell table:style-name="ce34" office:value-type="float" office:value="246389192" calcext:value-type="float">
            <text:p>246389192</text:p>
          </table:table-cell>
          <table:table-cell table:style-name="ce3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34" office:value-type="float" office:value="18329" calcext:value-type="float">
            <text:p>18329</text:p>
          </table:table-cell>
          <table:table-cell table:style-name="ce34" office:value-type="float" office:value="17458" calcext:value-type="float">
            <text:p>17458</text:p>
          </table:table-cell>
          <table:table-cell table:style-name="ce34" office:value-type="float" office:value="24949" calcext:value-type="float">
            <text:p>24949</text:p>
          </table:table-cell>
          <table:table-cell table:style-name="ce34" office:value-type="float" office:value="17255" calcext:value-type="float">
            <text:p>17255</text:p>
          </table:table-cell>
          <table:table-cell table:style-name="ce3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34" office:value-type="float" office:value="323648681" calcext:value-type="float">
            <text:p>323648681</text:p>
          </table:table-cell>
          <table:table-cell table:style-name="ce34" office:value-type="float" office:value="407344316" calcext:value-type="float">
            <text:p>407344316</text:p>
          </table:table-cell>
          <table:table-cell table:style-name="ce34" office:value-type="float" office:value="382399918" calcext:value-type="float">
            <text:p>382399918</text:p>
          </table:table-cell>
          <table:table-cell table:style-name="ce34" office:value-type="float" office:value="319114564" calcext:value-type="float">
            <text:p>319114564</text:p>
          </table:table-cell>
          <table:table-cell table:style-name="ce3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34" office:value-type="float" office:value="25634" calcext:value-type="float">
            <text:p>25634</text:p>
          </table:table-cell>
          <table:table-cell table:style-name="ce34" office:value-type="float" office:value="26318" calcext:value-type="float">
            <text:p>26318</text:p>
          </table:table-cell>
          <table:table-cell table:style-name="ce34" office:value-type="float" office:value="24984" calcext:value-type="float">
            <text:p>24984</text:p>
          </table:table-cell>
          <table:table-cell table:style-name="ce34" office:value-type="float" office:value="25037" calcext:value-type="float">
            <text:p>25037</text:p>
          </table:table-cell>
          <table:table-cell table:style-name="ce3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34" office:value-type="float" office:value="267381591" calcext:value-type="float">
            <text:p>267381591</text:p>
          </table:table-cell>
          <table:table-cell table:style-name="ce34" office:value-type="float" office:value="259468454" calcext:value-type="float">
            <text:p>259468454</text:p>
          </table:table-cell>
          <table:table-cell table:style-name="ce34" office:value-type="float" office:value="285266361" calcext:value-type="float">
            <text:p>285266361</text:p>
          </table:table-cell>
          <table:table-cell table:style-name="ce34" office:value-type="float" office:value="272953733" calcext:value-type="float">
            <text:p>272953733</text:p>
          </table:table-cell>
          <table:table-cell table:style-name="ce3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34" office:value-type="float" office:value="17736" calcext:value-type="float">
            <text:p>17736</text:p>
          </table:table-cell>
          <table:table-cell table:style-name="ce34" office:value-type="float" office:value="18140" calcext:value-type="float">
            <text:p>18140</text:p>
          </table:table-cell>
          <table:table-cell table:style-name="ce34" office:value-type="float" office:value="18023" calcext:value-type="float">
            <text:p>18023</text:p>
          </table:table-cell>
          <table:table-cell table:style-name="ce34" office:value-type="float" office:value="18269" calcext:value-type="float">
            <text:p>18269</text:p>
          </table:table-cell>
          <table:table-cell table:style-name="ce3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34" office:value-type="float" office:value="345862121" calcext:value-type="float">
            <text:p>345862121</text:p>
          </table:table-cell>
          <table:table-cell table:style-name="ce34" office:value-type="float" office:value="443459188" calcext:value-type="float">
            <text:p>443459188</text:p>
          </table:table-cell>
          <table:table-cell table:style-name="ce34" office:value-type="float" office:value="444624382" calcext:value-type="float">
            <text:p>444624382</text:p>
          </table:table-cell>
          <table:table-cell table:style-name="ce34" office:value-type="float" office:value="355880760" calcext:value-type="float">
            <text:p>355880760</text:p>
          </table:table-cell>
          <table:table-cell table:style-name="ce3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34" office:value-type="float" office:value="33756" calcext:value-type="float">
            <text:p>33756</text:p>
          </table:table-cell>
          <table:table-cell table:style-name="ce34" office:value-type="float" office:value="25316" calcext:value-type="float">
            <text:p>25316</text:p>
          </table:table-cell>
          <table:table-cell table:style-name="ce34" office:value-type="float" office:value="29793" calcext:value-type="float">
            <text:p>29793</text:p>
          </table:table-cell>
          <table:table-cell table:style-name="ce34" office:value-type="float" office:value="24922" calcext:value-type="float">
            <text:p>24922</text:p>
          </table:table-cell>
          <table:table-cell table:style-name="ce3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O2:'Most frequent'.O2 'Most frequent'.O5:'Most frequent'.O25 'Most frequent'.B5:'Most frequent'.B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1343" calcext:value-type="float">
            <text:p>1343</text:p>
          </table:table-cell>
          <table:table-cell table:style-name="ce34" office:value-type="float" office:value="1899" calcext:value-type="float">
            <text:p>1899</text:p>
          </table:table-cell>
          <table:table-cell table:style-name="ce34" office:value-type="float" office:value="1432" calcext:value-type="float">
            <text:p>1432</text:p>
          </table:table-cell>
          <table:table-cell table:style-name="ce3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34" office:value-type="float" office:value="1665" calcext:value-type="float">
            <text:p>1665</text:p>
          </table:table-cell>
          <table:table-cell table:style-name="ce34" office:value-type="float" office:value="2427" calcext:value-type="float">
            <text:p>2427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1741" calcext:value-type="float">
            <text:p>1741</text:p>
          </table:table-cell>
          <table:table-cell table:style-name="ce3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34" office:value-type="float" office:value="2570" calcext:value-type="float">
            <text:p>2570</text:p>
          </table:table-cell>
          <table:table-cell table:style-name="ce34" office:value-type="float" office:value="3174" calcext:value-type="float">
            <text:p>3174</text:p>
          </table:table-cell>
          <table:table-cell table:style-name="ce34" office:value-type="float" office:value="2825" calcext:value-type="float">
            <text:p>2825</text:p>
          </table:table-cell>
          <table:table-cell table:style-name="ce34" office:value-type="float" office:value="2861" calcext:value-type="float">
            <text:p>2861</text:p>
          </table:table-cell>
          <table:table-cell table:style-name="ce3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34" office:value-type="float" office:value="2836" calcext:value-type="float">
            <text:p>2836</text:p>
          </table:table-cell>
          <table:table-cell table:style-name="ce34" office:value-type="float" office:value="3270" calcext:value-type="float">
            <text:p>3270</text:p>
          </table:table-cell>
          <table:table-cell table:style-name="ce34" office:value-type="float" office:value="2494" calcext:value-type="float">
            <text:p>2494</text:p>
          </table:table-cell>
          <table:table-cell table:style-name="ce34" office:value-type="float" office:value="3440" calcext:value-type="float">
            <text:p>3440</text:p>
          </table:table-cell>
          <table:table-cell table:style-name="ce3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34" office:value-type="float" office:value="4090" calcext:value-type="float">
            <text:p>4090</text:p>
          </table:table-cell>
          <table:table-cell table:style-name="ce34" office:value-type="float" office:value="3986" calcext:value-type="float">
            <text:p>3986</text:p>
          </table:table-cell>
          <table:table-cell table:style-name="ce34" office:value-type="float" office:value="4835" calcext:value-type="float">
            <text:p>4835</text:p>
          </table:table-cell>
          <table:table-cell table:style-name="ce34" office:value-type="float" office:value="4045" calcext:value-type="float">
            <text:p>4045</text:p>
          </table:table-cell>
          <table:table-cell table:style-name="ce3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34" office:value-type="float" office:value="4819" calcext:value-type="float">
            <text:p>4819</text:p>
          </table:table-cell>
          <table:table-cell table:style-name="ce34" office:value-type="float" office:value="5888" calcext:value-type="float">
            <text:p>5888</text:p>
          </table:table-cell>
          <table:table-cell table:style-name="ce34" office:value-type="float" office:value="4309" calcext:value-type="float">
            <text:p>4309</text:p>
          </table:table-cell>
          <table:table-cell table:style-name="ce34" office:value-type="float" office:value="4904" calcext:value-type="float">
            <text:p>4904</text:p>
          </table:table-cell>
          <table:table-cell table:style-name="ce3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34" office:value-type="float" office:value="7156" calcext:value-type="float">
            <text:p>7156</text:p>
          </table:table-cell>
          <table:table-cell table:style-name="ce34" office:value-type="float" office:value="5642" calcext:value-type="float">
            <text:p>5642</text:p>
          </table:table-cell>
          <table:table-cell table:style-name="ce34" office:value-type="float" office:value="6126" calcext:value-type="float">
            <text:p>6126</text:p>
          </table:table-cell>
          <table:table-cell table:style-name="ce34" office:value-type="float" office:value="5149" calcext:value-type="float">
            <text:p>5149</text:p>
          </table:table-cell>
          <table:table-cell table:style-name="ce3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34" office:value-type="float" office:value="4966" calcext:value-type="float">
            <text:p>4966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074" calcext:value-type="float">
            <text:p>5074</text:p>
          </table:table-cell>
          <table:table-cell table:style-name="ce34" office:value-type="float" office:value="6565" calcext:value-type="float">
            <text:p>6565</text:p>
          </table:table-cell>
          <table:table-cell table:style-name="ce3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34" office:value-type="float" office:value="6912" calcext:value-type="float">
            <text:p>6912</text:p>
          </table:table-cell>
          <table:table-cell table:style-name="ce34" office:value-type="float" office:value="6881" calcext:value-type="float">
            <text:p>6881</text:p>
          </table:table-cell>
          <table:table-cell table:style-name="ce34" office:value-type="float" office:value="7225" calcext:value-type="float">
            <text:p>7225</text:p>
          </table:table-cell>
          <table:table-cell table:style-name="ce34" office:value-type="float" office:value="6549" calcext:value-type="float">
            <text:p>6549</text:p>
          </table:table-cell>
          <table:table-cell table:style-name="ce3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34" office:value-type="float" office:value="6924" calcext:value-type="float">
            <text:p>6924</text:p>
          </table:table-cell>
          <table:table-cell table:style-name="ce34" office:value-type="float" office:value="8996" calcext:value-type="float">
            <text:p>8996</text:p>
          </table:table-cell>
          <table:table-cell table:style-name="ce34" office:value-type="float" office:value="6238" calcext:value-type="float">
            <text:p>6238</text:p>
          </table:table-cell>
          <table:table-cell table:style-name="ce34" office:value-type="float" office:value="9529" calcext:value-type="float">
            <text:p>9529</text:p>
          </table:table-cell>
          <table:table-cell table:style-name="ce3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34" office:value-type="float" office:value="8608" calcext:value-type="float">
            <text:p>8608</text:p>
          </table:table-cell>
          <table:table-cell table:style-name="ce34" office:value-type="float" office:value="7963" calcext:value-type="float">
            <text:p>7963</text:p>
          </table:table-cell>
          <table:table-cell table:style-name="ce34" office:value-type="float" office:value="8938" calcext:value-type="float">
            <text:p>8938</text:p>
          </table:table-cell>
          <table:table-cell table:style-name="ce34" office:value-type="float" office:value="8227" calcext:value-type="float">
            <text:p>8227</text:p>
          </table:table-cell>
          <table:table-cell table:style-name="ce3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34" office:value-type="float" office:value="8056" calcext:value-type="float">
            <text:p>8056</text:p>
          </table:table-cell>
          <table:table-cell table:style-name="ce34" office:value-type="float" office:value="9901" calcext:value-type="float">
            <text:p>9901</text:p>
          </table:table-cell>
          <table:table-cell table:style-name="ce34" office:value-type="float" office:value="8421" calcext:value-type="float">
            <text:p>8421</text:p>
          </table:table-cell>
          <table:table-cell table:style-name="ce34" office:value-type="float" office:value="9359" calcext:value-type="float">
            <text:p>9359</text:p>
          </table:table-cell>
          <table:table-cell table:style-name="ce3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34" office:value-type="float" office:value="11001" calcext:value-type="float">
            <text:p>11001</text:p>
          </table:table-cell>
          <table:table-cell table:style-name="ce34" office:value-type="float" office:value="8955" calcext:value-type="float">
            <text:p>8955</text:p>
          </table:table-cell>
          <table:table-cell table:style-name="ce34" office:value-type="float" office:value="10341" calcext:value-type="float">
            <text:p>10341</text:p>
          </table:table-cell>
          <table:table-cell table:style-name="ce34" office:value-type="float" office:value="10109" calcext:value-type="float">
            <text:p>10109</text:p>
          </table:table-cell>
          <table:table-cell table:style-name="ce3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34" office:value-type="float" office:value="9193" calcext:value-type="float">
            <text:p>9193</text:p>
          </table:table-cell>
          <table:table-cell table:style-name="ce34" office:value-type="float" office:value="12497" calcext:value-type="float">
            <text:p>12497</text:p>
          </table:table-cell>
          <table:table-cell table:style-name="ce34" office:value-type="float" office:value="9252" calcext:value-type="float">
            <text:p>9252</text:p>
          </table:table-cell>
          <table:table-cell table:style-name="ce34" office:value-type="float" office:value="10729" calcext:value-type="float">
            <text:p>10729</text:p>
          </table:table-cell>
          <table:table-cell table:style-name="ce3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34" office:value-type="float" office:value="11999" calcext:value-type="float">
            <text:p>11999</text:p>
          </table:table-cell>
          <table:table-cell table:style-name="ce34" office:value-type="float" office:value="11320" calcext:value-type="float">
            <text:p>11320</text:p>
          </table:table-cell>
          <table:table-cell table:style-name="ce34" office:value-type="float" office:value="11536" calcext:value-type="float">
            <text:p>11536</text:p>
          </table:table-cell>
          <table:table-cell table:style-name="ce34" office:value-type="float" office:value="12012" calcext:value-type="float">
            <text:p>12012</text:p>
          </table:table-cell>
          <table:table-cell table:style-name="ce3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34" office:value-type="float" office:value="11496" calcext:value-type="float">
            <text:p>11496</text:p>
          </table:table-cell>
          <table:table-cell table:style-name="ce34" office:value-type="float" office:value="13298" calcext:value-type="float">
            <text:p>13298</text:p>
          </table:table-cell>
          <table:table-cell table:style-name="ce34" office:value-type="float" office:value="10064" calcext:value-type="float">
            <text:p>10064</text:p>
          </table:table-cell>
          <table:table-cell table:style-name="ce34" office:value-type="float" office:value="11712" calcext:value-type="float">
            <text:p>11712</text:p>
          </table:table-cell>
          <table:table-cell table:style-name="ce3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34" office:value-type="float" office:value="13144" calcext:value-type="float">
            <text:p>13144</text:p>
          </table:table-cell>
          <table:table-cell table:style-name="ce34" office:value-type="float" office:value="12318" calcext:value-type="float">
            <text:p>12318</text:p>
          </table:table-cell>
          <table:table-cell table:style-name="ce34" office:value-type="float" office:value="12259" calcext:value-type="float">
            <text:p>12259</text:p>
          </table:table-cell>
          <table:table-cell table:style-name="ce34" office:value-type="float" office:value="13869" calcext:value-type="float">
            <text:p>13869</text:p>
          </table:table-cell>
          <table:table-cell table:style-name="ce3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34" office:value-type="float" office:value="19942" calcext:value-type="float">
            <text:p>19942</text:p>
          </table:table-cell>
          <table:table-cell table:style-name="ce34" office:value-type="float" office:value="15901" calcext:value-type="float">
            <text:p>15901</text:p>
          </table:table-cell>
          <table:table-cell table:style-name="ce34" office:value-type="float" office:value="11878" calcext:value-type="float">
            <text:p>11878</text:p>
          </table:table-cell>
          <table:table-cell table:style-name="ce34" office:value-type="float" office:value="14504" calcext:value-type="float">
            <text:p>14504</text:p>
          </table:table-cell>
          <table:table-cell table:style-name="ce3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34" office:value-type="float" office:value="15849" calcext:value-type="float">
            <text:p>15849</text:p>
          </table:table-cell>
          <table:table-cell table:style-name="ce34" office:value-type="float" office:value="13686" calcext:value-type="float">
            <text:p>13686</text:p>
          </table:table-cell>
          <table:table-cell table:style-name="ce34" office:value-type="float" office:value="14966" calcext:value-type="float">
            <text:p>14966</text:p>
          </table:table-cell>
          <table:table-cell table:style-name="ce34" office:value-type="float" office:value="15121" calcext:value-type="float">
            <text:p>15121</text:p>
          </table:table-cell>
          <table:table-cell table:style-name="ce3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34" office:value-type="float" office:value="12732" calcext:value-type="float">
            <text:p>12732</text:p>
          </table:table-cell>
          <table:table-cell table:style-name="ce34" office:value-type="float" office:value="16767" calcext:value-type="float">
            <text:p>16767</text:p>
          </table:table-cell>
          <table:table-cell table:style-name="ce34" office:value-type="float" office:value="12579" calcext:value-type="float">
            <text:p>12579</text:p>
          </table:table-cell>
          <table:table-cell table:style-name="ce34" office:value-type="float" office:value="14115" calcext:value-type="float">
            <text:p>14115</text:p>
          </table:table-cell>
          <table:table-cell table:style-name="ce3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34" office:value-type="float" office:value="15714" calcext:value-type="float">
            <text:p>15714</text:p>
          </table:table-cell>
          <table:table-cell table:style-name="ce34" office:value-type="float" office:value="14565" calcext:value-type="float">
            <text:p>14565</text:p>
          </table:table-cell>
          <table:table-cell table:style-name="ce34" office:value-type="float" office:value="14284" calcext:value-type="float">
            <text:p>14284</text:p>
          </table:table-cell>
          <table:table-cell table:style-name="ce3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34" office:value-type="float" office:value="13384" calcext:value-type="float">
            <text:p>13384</text:p>
          </table:table-cell>
          <table:table-cell table:style-name="ce34" office:value-type="float" office:value="14309" calcext:value-type="float">
            <text:p>14309</text:p>
          </table:table-cell>
          <table:table-cell table:style-name="ce34" office:value-type="float" office:value="14454" calcext:value-type="float">
            <text:p>14454</text:p>
          </table:table-cell>
          <table:table-cell table:style-name="ce34" office:value-type="float" office:value="14079" calcext:value-type="float">
            <text:p>14079</text:p>
          </table:table-cell>
          <table:table-cell table:style-name="ce3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34" office:value-type="float" office:value="17060" calcext:value-type="float">
            <text:p>17060</text:p>
          </table:table-cell>
          <table:table-cell table:style-name="ce34" office:value-type="float" office:value="16986" calcext:value-type="float">
            <text:p>16986</text:p>
          </table:table-cell>
          <table:table-cell table:style-name="ce34" office:value-type="float" office:value="16303" calcext:value-type="float">
            <text:p>16303</text:p>
          </table:table-cell>
          <table:table-cell table:style-name="ce34" office:value-type="float" office:value="16835" calcext:value-type="float">
            <text:p>16835</text:p>
          </table:table-cell>
          <table:table-cell table:style-name="ce3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34" office:value-type="float" office:value="15681" calcext:value-type="float">
            <text:p>15681</text:p>
          </table:table-cell>
          <table:table-cell table:style-name="ce34" office:value-type="float" office:value="15563" calcext:value-type="float">
            <text:p>15563</text:p>
          </table:table-cell>
          <table:table-cell table:style-name="ce34" office:value-type="float" office:value="14794" calcext:value-type="float">
            <text:p>14794</text:p>
          </table:table-cell>
          <table:table-cell table:style-name="ce34" office:value-type="float" office:value="17680" calcext:value-type="float">
            <text:p>17680</text:p>
          </table:table-cell>
          <table:table-cell table:style-name="ce3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34" office:value-type="float" office:value="17197" calcext:value-type="float">
            <text:p>17197</text:p>
          </table:table-cell>
          <table:table-cell table:style-name="ce34" office:value-type="float" office:value="25637" calcext:value-type="float">
            <text:p>25637</text:p>
          </table:table-cell>
          <table:table-cell table:style-name="ce34" office:value-type="float" office:value="16650" calcext:value-type="float">
            <text:p>16650</text:p>
          </table:table-cell>
          <table:table-cell table:style-name="ce34" office:value-type="float" office:value="17287" calcext:value-type="float">
            <text:p>17287</text:p>
          </table:table-cell>
          <table:table-cell table:style-name="ce3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34" office:value-type="float" office:value="15998" calcext:value-type="float">
            <text:p>15998</text:p>
          </table:table-cell>
          <table:table-cell table:style-name="ce34" office:value-type="float" office:value="16153" calcext:value-type="float">
            <text:p>16153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6166" calcext:value-type="float">
            <text:p>16166</text:p>
          </table:table-cell>
          <table:table-cell table:style-name="ce3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34" office:value-type="float" office:value="20283" calcext:value-type="float">
            <text:p>20283</text:p>
          </table:table-cell>
          <table:table-cell table:style-name="ce34" office:value-type="float" office:value="22677" calcext:value-type="float">
            <text:p>22677</text:p>
          </table:table-cell>
          <table:table-cell table:style-name="ce34" office:value-type="float" office:value="19980" calcext:value-type="float">
            <text:p>19980</text:p>
          </table:table-cell>
          <table:table-cell table:style-name="ce34" office:value-type="float" office:value="23623" calcext:value-type="float">
            <text:p>23623</text:p>
          </table:table-cell>
          <table:table-cell table:style-name="ce3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34" office:value-type="float" office:value="17747" calcext:value-type="float">
            <text:p>17747</text:p>
          </table:table-cell>
          <table:table-cell table:style-name="ce34" office:value-type="float" office:value="17540" calcext:value-type="float">
            <text:p>17540</text:p>
          </table:table-cell>
          <table:table-cell table:style-name="ce34" office:value-type="float" office:value="17194" calcext:value-type="float">
            <text:p>17194</text:p>
          </table:table-cell>
          <table:table-cell table:style-name="ce34" office:value-type="float" office:value="19436" calcext:value-type="float">
            <text:p>19436</text:p>
          </table:table-cell>
          <table:table-cell table:style-name="ce3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34" office:value-type="float" office:value="21973" calcext:value-type="float">
            <text:p>21973</text:p>
          </table:table-cell>
          <table:table-cell table:style-name="ce34" office:value-type="float" office:value="20678" calcext:value-type="float">
            <text:p>20678</text:p>
          </table:table-cell>
          <table:table-cell table:style-name="ce34" office:value-type="float" office:value="19311" calcext:value-type="float">
            <text:p>19311</text:p>
          </table:table-cell>
          <table:table-cell table:style-name="ce34" office:value-type="float" office:value="21161" calcext:value-type="float">
            <text:p>21161</text:p>
          </table:table-cell>
          <table:table-cell table:style-name="ce3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34" office:value-type="float" office:value="18322" calcext:value-type="float">
            <text:p>18322</text:p>
          </table:table-cell>
          <table:table-cell table:style-name="ce34" office:value-type="float" office:value="19016" calcext:value-type="float">
            <text:p>19016</text:p>
          </table:table-cell>
          <table:table-cell table:style-name="ce34" office:value-type="float" office:value="18802" calcext:value-type="float">
            <text:p>18802</text:p>
          </table:table-cell>
          <table:table-cell table:style-name="ce34" office:value-type="float" office:value="18889" calcext:value-type="float">
            <text:p>18889</text:p>
          </table:table-cell>
          <table:table-cell table:style-name="ce3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34" office:value-type="float" office:value="22198" calcext:value-type="float">
            <text:p>22198</text:p>
          </table:table-cell>
          <table:table-cell table:style-name="ce34" office:value-type="float" office:value="21683" calcext:value-type="float">
            <text:p>21683</text:p>
          </table:table-cell>
          <table:table-cell table:style-name="ce34" office:value-type="float" office:value="22695" calcext:value-type="float">
            <text:p>22695</text:p>
          </table:table-cell>
          <table:table-cell table:style-name="ce34" office:value-type="float" office:value="21960" calcext:value-type="float">
            <text:p>21960</text:p>
          </table:table-cell>
          <table:table-cell table:style-name="ce3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34" office:value-type="float" office:value="21063" calcext:value-type="float">
            <text:p>21063</text:p>
          </table:table-cell>
          <table:table-cell table:style-name="ce34" office:value-type="float" office:value="19664" calcext:value-type="float">
            <text:p>19664</text:p>
          </table:table-cell>
          <table:table-cell table:style-name="ce34" office:value-type="float" office:value="19970" calcext:value-type="float">
            <text:p>19970</text:p>
          </table:table-cell>
          <table:table-cell table:style-name="ce34" office:value-type="float" office:value="21323" calcext:value-type="float">
            <text:p>21323</text:p>
          </table:table-cell>
          <table:table-cell table:style-name="ce3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34" office:value-type="float" office:value="23595" calcext:value-type="float">
            <text:p>23595</text:p>
          </table:table-cell>
          <table:table-cell table:style-name="ce34" office:value-type="float" office:value="22453" calcext:value-type="float">
            <text:p>22453</text:p>
          </table:table-cell>
          <table:table-cell table:style-name="ce34" office:value-type="float" office:value="23326" calcext:value-type="float">
            <text:p>23326</text:p>
          </table:table-cell>
          <table:table-cell table:style-name="ce34" office:value-type="float" office:value="23914" calcext:value-type="float">
            <text:p>23914</text:p>
          </table:table-cell>
          <table:table-cell table:style-name="ce3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34" office:value-type="float" office:value="22385" calcext:value-type="float">
            <text:p>22385</text:p>
          </table:table-cell>
          <table:table-cell table:style-name="ce34" office:value-type="float" office:value="21263" calcext:value-type="float">
            <text:p>21263</text:p>
          </table:table-cell>
          <table:table-cell table:style-name="ce34" office:value-type="float" office:value="21431" calcext:value-type="float">
            <text:p>21431</text:p>
          </table:table-cell>
          <table:table-cell table:style-name="ce34" office:value-type="float" office:value="21968" calcext:value-type="float">
            <text:p>21968</text:p>
          </table:table-cell>
          <table:table-cell table:style-name="ce3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34" office:value-type="float" office:value="24203" calcext:value-type="float">
            <text:p>24203</text:p>
          </table:table-cell>
          <table:table-cell table:style-name="ce34" office:value-type="float" office:value="24323" calcext:value-type="float">
            <text:p>24323</text:p>
          </table:table-cell>
          <table:table-cell table:style-name="ce34" office:value-type="float" office:value="23634" calcext:value-type="float">
            <text:p>23634</text:p>
          </table:table-cell>
          <table:table-cell table:style-name="ce34" office:value-type="float" office:value="23577" calcext:value-type="float">
            <text:p>23577</text:p>
          </table:table-cell>
          <table:table-cell table:style-name="ce3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34" office:value-type="float" office:value="23383" calcext:value-type="float">
            <text:p>23383</text:p>
          </table:table-cell>
          <table:table-cell table:style-name="ce34" office:value-type="float" office:value="22954" calcext:value-type="float">
            <text:p>22954</text:p>
          </table:table-cell>
          <table:table-cell table:style-name="ce34" office:value-type="float" office:value="22679" calcext:value-type="float">
            <text:p>22679</text:p>
          </table:table-cell>
          <table:table-cell table:style-name="ce34" office:value-type="float" office:value="24783" calcext:value-type="float">
            <text:p>24783</text:p>
          </table:table-cell>
          <table:table-cell table:style-name="ce3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34" office:value-type="float" office:value="24867" calcext:value-type="float">
            <text:p>24867</text:p>
          </table:table-cell>
          <table:table-cell table:style-name="ce34" office:value-type="float" office:value="26715" calcext:value-type="float">
            <text:p>26715</text:p>
          </table:table-cell>
          <table:table-cell table:style-name="ce34" office:value-type="float" office:value="25930" calcext:value-type="float">
            <text:p>25930</text:p>
          </table:table-cell>
          <table:table-cell table:style-name="ce34" office:value-type="float" office:value="26149" calcext:value-type="float">
            <text:p>26149</text:p>
          </table:table-cell>
          <table:table-cell table:style-name="ce3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34" office:value-type="float" office:value="23794" calcext:value-type="float">
            <text:p>23794</text:p>
          </table:table-cell>
          <table:table-cell table:style-name="ce34" office:value-type="float" office:value="23795" calcext:value-type="float">
            <text:p>23795</text:p>
          </table:table-cell>
          <table:table-cell table:style-name="ce34" office:value-type="float" office:value="24641" calcext:value-type="float">
            <text:p>24641</text:p>
          </table:table-cell>
          <table:table-cell table:style-name="ce34" office:value-type="float" office:value="25206" calcext:value-type="float">
            <text:p>25206</text:p>
          </table:table-cell>
          <table:table-cell table:style-name="ce3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34" office:value-type="float" office:value="26010" calcext:value-type="float">
            <text:p>26010</text:p>
          </table:table-cell>
          <table:table-cell table:style-name="ce34" office:value-type="float" office:value="27768" calcext:value-type="float">
            <text:p>27768</text:p>
          </table:table-cell>
          <table:table-cell table:style-name="ce34" office:value-type="float" office:value="27766" calcext:value-type="float">
            <text:p>27766</text:p>
          </table:table-cell>
          <table:table-cell table:style-name="ce34" office:value-type="float" office:value="29075" calcext:value-type="float">
            <text:p>29075</text:p>
          </table:table-cell>
          <table:table-cell table:style-name="ce3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34" office:value-type="float" office:value="30400" calcext:value-type="float">
            <text:p>30400</text:p>
          </table:table-cell>
          <table:table-cell table:style-name="ce34" office:value-type="float" office:value="25187" calcext:value-type="float">
            <text:p>25187</text:p>
          </table:table-cell>
          <table:table-cell table:style-name="ce34" office:value-type="float" office:value="26440" calcext:value-type="float">
            <text:p>26440</text:p>
          </table:table-cell>
          <table:table-cell table:style-name="ce34" office:value-type="float" office:value="25615" calcext:value-type="float">
            <text:p>25615</text:p>
          </table:table-cell>
          <table:table-cell table:style-name="ce3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36.092cm" svg:height="9.006cm" svg:x="2.849cm" svg:y="14.228cm">
            <draw:object draw:notify-on-update-of-ranges="Fibonacci.B5:Fibonacci.B25 Fibonacci.I2:Fibonacci.I2 Fibonacci.I5:Fibonacci.I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50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10" calcext:value-type="float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34" office:value-type="float" office:value="3132" calcext:value-type="float">
            <text:p>3132</text:p>
          </table:table-cell>
          <table:table-cell table:style-name="ce34" office:value-type="float" office:value="1887" calcext:value-type="float">
            <text:p>1887</text:p>
          </table:table-cell>
          <table:table-cell table:style-name="ce34" office:value-type="float" office:value="9231" calcext:value-type="float">
            <text:p>9231</text:p>
          </table:table-cell>
          <table:table-cell table:style-name="ce34" office:value-type="float" office:value="2226" calcext:value-type="float">
            <text:p>2226</text:p>
          </table:table-cell>
          <table:table-cell table:style-name="ce3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4125" calcext:value-type="float">
            <text:p>4125</text:p>
          </table:table-cell>
          <table:table-cell table:style-name="ce34" office:value-type="float" office:value="4125" calcext:value-type="float">
            <text:p>4125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34" office:value-type="float" office:value="8817" calcext:value-type="float">
            <text:p>8817</text:p>
          </table:table-cell>
          <table:table-cell table:style-name="ce34" office:value-type="float" office:value="4414" calcext:value-type="float">
            <text:p>4414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5752" calcext:value-type="float">
            <text:p>5752</text:p>
          </table:table-cell>
          <table:table-cell table:style-name="ce3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8394" calcext:value-type="float">
            <text:p>8394</text:p>
          </table:table-cell>
          <table:table-cell table:style-name="ce34" office:value-type="float" office:value="8394" calcext:value-type="float">
            <text:p>8394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34" office:value-type="float" office:value="19321" calcext:value-type="float">
            <text:p>19321</text:p>
          </table:table-cell>
          <table:table-cell table:style-name="ce34" office:value-type="float" office:value="12170" calcext:value-type="float">
            <text:p>12170</text:p>
          </table:table-cell>
          <table:table-cell table:style-name="ce34" office:value-type="float" office:value="8563" calcext:value-type="float">
            <text:p>8563</text:p>
          </table:table-cell>
          <table:table-cell table:style-name="ce34" office:value-type="float" office:value="11906" calcext:value-type="float">
            <text:p>11906</text:p>
          </table:table-cell>
          <table:table-cell table:style-name="ce3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20785" calcext:value-type="float">
            <text:p>20785</text:p>
          </table:table-cell>
          <table:table-cell table:style-name="ce34" office:value-type="float" office:value="20785" calcext:value-type="float">
            <text:p>20785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34" office:value-type="float" office:value="24580" calcext:value-type="float">
            <text:p>24580</text:p>
          </table:table-cell>
          <table:table-cell table:style-name="ce34" office:value-type="float" office:value="16857" calcext:value-type="float">
            <text:p>16857</text:p>
          </table:table-cell>
          <table:table-cell table:style-name="ce34" office:value-type="float" office:value="15851" calcext:value-type="float">
            <text:p>15851</text:p>
          </table:table-cell>
          <table:table-cell table:style-name="ce34" office:value-type="float" office:value="24705" calcext:value-type="float">
            <text:p>24705</text:p>
          </table:table-cell>
          <table:table-cell table:style-name="ce3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25038" calcext:value-type="float">
            <text:p>25038</text:p>
          </table:table-cell>
          <table:table-cell table:style-name="ce34" office:value-type="float" office:value="25038" calcext:value-type="float">
            <text:p>25038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34" office:value-type="float" office:value="35306" calcext:value-type="float">
            <text:p>35306</text:p>
          </table:table-cell>
          <table:table-cell table:style-name="ce34" office:value-type="float" office:value="32258" calcext:value-type="float">
            <text:p>32258</text:p>
          </table:table-cell>
          <table:table-cell table:style-name="ce34" office:value-type="float" office:value="22711" calcext:value-type="float">
            <text:p>22711</text:p>
          </table:table-cell>
          <table:table-cell table:style-name="ce34" office:value-type="float" office:value="31893" calcext:value-type="float">
            <text:p>31893</text:p>
          </table:table-cell>
          <table:table-cell table:style-name="ce3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34158" calcext:value-type="float">
            <text:p>34158</text:p>
          </table:table-cell>
          <table:table-cell table:style-name="ce34" office:value-type="float" office:value="34158" calcext:value-type="float">
            <text:p>34158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34" office:value-type="float" office:value="49725" calcext:value-type="float">
            <text:p>49725</text:p>
          </table:table-cell>
          <table:table-cell table:style-name="ce34" office:value-type="float" office:value="47915" calcext:value-type="float">
            <text:p>47915</text:p>
          </table:table-cell>
          <table:table-cell table:style-name="ce34" office:value-type="float" office:value="32452" calcext:value-type="float">
            <text:p>32452</text:p>
          </table:table-cell>
          <table:table-cell table:style-name="ce34" office:value-type="float" office:value="46352" calcext:value-type="float">
            <text:p>46352</text:p>
          </table:table-cell>
          <table:table-cell table:style-name="ce3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51126" calcext:value-type="float">
            <text:p>51126</text:p>
          </table:table-cell>
          <table:table-cell table:style-name="ce34" office:value-type="float" office:value="51126" calcext:value-type="float">
            <text:p>51126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34" office:value-type="float" office:value="68111" calcext:value-type="float">
            <text:p>68111</text:p>
          </table:table-cell>
          <table:table-cell table:style-name="ce34" office:value-type="float" office:value="71139" calcext:value-type="float">
            <text:p>71139</text:p>
          </table:table-cell>
          <table:table-cell table:style-name="ce34" office:value-type="float" office:value="31751" calcext:value-type="float">
            <text:p>31751</text:p>
          </table:table-cell>
          <table:table-cell table:style-name="ce34" office:value-type="float" office:value="52576" calcext:value-type="float">
            <text:p>52576</text:p>
          </table:table-cell>
          <table:table-cell table:style-name="ce3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59693" calcext:value-type="float">
            <text:p>59693</text:p>
          </table:table-cell>
          <table:table-cell table:style-name="ce34" office:value-type="float" office:value="59693" calcext:value-type="float">
            <text:p>59693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34" office:value-type="float" office:value="85233" calcext:value-type="float">
            <text:p>85233</text:p>
          </table:table-cell>
          <table:table-cell table:style-name="ce34" office:value-type="float" office:value="131936" calcext:value-type="float">
            <text:p>131936</text:p>
          </table:table-cell>
          <table:table-cell table:style-name="ce34" office:value-type="float" office:value="69244" calcext:value-type="float">
            <text:p>69244</text:p>
          </table:table-cell>
          <table:table-cell table:style-name="ce34" office:value-type="float" office:value="97730" calcext:value-type="float">
            <text:p>97730</text:p>
          </table:table-cell>
          <table:table-cell table:style-name="ce3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34" office:value-type="float" office:value="68847" calcext:value-type="float">
            <text:p>68847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34" office:value-type="float" office:value="92220" calcext:value-type="float">
            <text:p>92220</text:p>
          </table:table-cell>
          <table:table-cell table:style-name="ce34" office:value-type="float" office:value="164524" calcext:value-type="float">
            <text:p>164524</text:p>
          </table:table-cell>
          <table:table-cell table:style-name="ce34" office:value-type="float" office:value="233644" calcext:value-type="float">
            <text:p>233644</text:p>
          </table:table-cell>
          <table:table-cell table:style-name="ce34" office:value-type="float" office:value="203481" calcext:value-type="float">
            <text:p>203481</text:p>
          </table:table-cell>
          <table:table-cell table:style-name="ce3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77994" calcext:value-type="float">
            <text:p>77994</text:p>
          </table:table-cell>
          <table:table-cell table:style-name="ce34" office:value-type="float" office:value="77994" calcext:value-type="float">
            <text:p>77994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34" office:value-type="float" office:value="103304" calcext:value-type="float">
            <text:p>103304</text:p>
          </table:table-cell>
          <table:table-cell table:style-name="ce34" office:value-type="float" office:value="184041" calcext:value-type="float">
            <text:p>184041</text:p>
          </table:table-cell>
          <table:table-cell table:style-name="ce34" office:value-type="float" office:value="98155" calcext:value-type="float">
            <text:p>98155</text:p>
          </table:table-cell>
          <table:table-cell table:style-name="ce34" office:value-type="float" office:value="145673" calcext:value-type="float">
            <text:p>145673</text:p>
          </table:table-cell>
          <table:table-cell table:style-name="ce3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91660" calcext:value-type="float">
            <text:p>91660</text:p>
          </table:table-cell>
          <table:table-cell table:style-name="ce34" office:value-type="float" office:value="91660" calcext:value-type="float">
            <text:p>91660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34" office:value-type="float" office:value="107465" calcext:value-type="float">
            <text:p>107465</text:p>
          </table:table-cell>
          <table:table-cell table:style-name="ce34" office:value-type="float" office:value="76017" calcext:value-type="float">
            <text:p>76017</text:p>
          </table:table-cell>
          <table:table-cell table:style-name="ce34" office:value-type="float" office:value="155390" calcext:value-type="float">
            <text:p>155390</text:p>
          </table:table-cell>
          <table:table-cell table:style-name="ce34" office:value-type="float" office:value="146662" calcext:value-type="float">
            <text:p>146662</text:p>
          </table:table-cell>
          <table:table-cell table:style-name="ce3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34" office:value-type="float" office:value="114536" calcext:value-type="float">
            <text:p>114536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34" office:value-type="float" office:value="144594" calcext:value-type="float">
            <text:p>144594</text:p>
          </table:table-cell>
          <table:table-cell table:style-name="ce34" office:value-type="float" office:value="78489" calcext:value-type="float">
            <text:p>78489</text:p>
          </table:table-cell>
          <table:table-cell table:style-name="ce34" office:value-type="float" office:value="113485" calcext:value-type="float">
            <text:p>113485</text:p>
          </table:table-cell>
          <table:table-cell table:style-name="ce34" office:value-type="float" office:value="119986" calcext:value-type="float">
            <text:p>119986</text:p>
          </table:table-cell>
          <table:table-cell table:style-name="ce3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26989" calcext:value-type="float">
            <text:p>126989</text:p>
          </table:table-cell>
          <table:table-cell table:style-name="ce34" office:value-type="float" office:value="126989" calcext:value-type="float">
            <text:p>126989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34" office:value-type="float" office:value="140985" calcext:value-type="float">
            <text:p>140985</text:p>
          </table:table-cell>
          <table:table-cell table:style-name="ce34" office:value-type="float" office:value="121681" calcext:value-type="float">
            <text:p>121681</text:p>
          </table:table-cell>
          <table:table-cell table:style-name="ce34" office:value-type="float" office:value="124459" calcext:value-type="float">
            <text:p>124459</text:p>
          </table:table-cell>
          <table:table-cell table:style-name="ce34" office:value-type="float" office:value="94912" calcext:value-type="float">
            <text:p>94912</text:p>
          </table:table-cell>
          <table:table-cell table:style-name="ce3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27491" calcext:value-type="float">
            <text:p>127491</text:p>
          </table:table-cell>
          <table:table-cell table:style-name="ce34" office:value-type="float" office:value="127491" calcext:value-type="float">
            <text:p>127491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34" office:value-type="float" office:value="150211" calcext:value-type="float">
            <text:p>150211</text:p>
          </table:table-cell>
          <table:table-cell table:style-name="ce34" office:value-type="float" office:value="150556" calcext:value-type="float">
            <text:p>150556</text:p>
          </table:table-cell>
          <table:table-cell table:style-name="ce34" office:value-type="float" office:value="148635" calcext:value-type="float">
            <text:p>148635</text:p>
          </table:table-cell>
          <table:table-cell table:style-name="ce34" office:value-type="float" office:value="204863" calcext:value-type="float">
            <text:p>204863</text:p>
          </table:table-cell>
          <table:table-cell table:style-name="ce3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45635" calcext:value-type="float">
            <text:p>145635</text:p>
          </table:table-cell>
          <table:table-cell table:style-name="ce34" office:value-type="float" office:value="145635" calcext:value-type="float">
            <text:p>145635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34" office:value-type="float" office:value="259701" calcext:value-type="float">
            <text:p>259701</text:p>
          </table:table-cell>
          <table:table-cell table:style-name="ce34" office:value-type="float" office:value="266079" calcext:value-type="float">
            <text:p>266079</text:p>
          </table:table-cell>
          <table:table-cell table:style-name="ce34" office:value-type="float" office:value="164205" calcext:value-type="float">
            <text:p>164205</text:p>
          </table:table-cell>
          <table:table-cell table:style-name="ce34" office:value-type="float" office:value="185498" calcext:value-type="float">
            <text:p>185498</text:p>
          </table:table-cell>
          <table:table-cell table:style-name="ce3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62395" calcext:value-type="float">
            <text:p>162395</text:p>
          </table:table-cell>
          <table:table-cell table:style-name="ce34" office:value-type="float" office:value="162395" calcext:value-type="float">
            <text:p>162395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34" office:value-type="float" office:value="140673" calcext:value-type="float">
            <text:p>140673</text:p>
          </table:table-cell>
          <table:table-cell table:style-name="ce34" office:value-type="float" office:value="192365" calcext:value-type="float">
            <text:p>192365</text:p>
          </table:table-cell>
          <table:table-cell table:style-name="ce34" office:value-type="float" office:value="140375" calcext:value-type="float">
            <text:p>140375</text:p>
          </table:table-cell>
          <table:table-cell table:style-name="ce34" office:value-type="float" office:value="121973" calcext:value-type="float">
            <text:p>121973</text:p>
          </table:table-cell>
          <table:table-cell table:style-name="ce3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75725" calcext:value-type="float">
            <text:p>175725</text:p>
          </table:table-cell>
          <table:table-cell table:style-name="ce34" office:value-type="float" office:value="175725" calcext:value-type="float">
            <text:p>175725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34" office:value-type="float" office:value="362894" calcext:value-type="float">
            <text:p>362894</text:p>
          </table:table-cell>
          <table:table-cell table:style-name="ce34" office:value-type="float" office:value="154824" calcext:value-type="float">
            <text:p>154824</text:p>
          </table:table-cell>
          <table:table-cell table:style-name="ce34" office:value-type="float" office:value="141100" calcext:value-type="float">
            <text:p>141100</text:p>
          </table:table-cell>
          <table:table-cell table:style-name="ce34" office:value-type="float" office:value="179614" calcext:value-type="float">
            <text:p>179614</text:p>
          </table:table-cell>
          <table:table-cell table:style-name="ce3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51757" calcext:value-type="float">
            <text:p>251757</text:p>
          </table:table-cell>
          <table:table-cell table:style-name="ce34" office:value-type="float" office:value="251757" calcext:value-type="float">
            <text:p>251757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34" office:value-type="float" office:value="283859" calcext:value-type="float">
            <text:p>283859</text:p>
          </table:table-cell>
          <table:table-cell table:style-name="ce34" office:value-type="float" office:value="296991" calcext:value-type="float">
            <text:p>296991</text:p>
          </table:table-cell>
          <table:table-cell table:style-name="ce34" office:value-type="float" office:value="288273" calcext:value-type="float">
            <text:p>288273</text:p>
          </table:table-cell>
          <table:table-cell table:style-name="ce34" office:value-type="float" office:value="192035" calcext:value-type="float">
            <text:p>192035</text:p>
          </table:table-cell>
          <table:table-cell table:style-name="ce3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34" office:value-type="float" office:value="197308" calcext:value-type="float">
            <text:p>197308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34" office:value-type="float" office:value="284076" calcext:value-type="float">
            <text:p>284076</text:p>
          </table:table-cell>
          <table:table-cell table:style-name="ce34" office:value-type="float" office:value="244751" calcext:value-type="float">
            <text:p>244751</text:p>
          </table:table-cell>
          <table:table-cell table:style-name="ce34" office:value-type="float" office:value="310794" calcext:value-type="float">
            <text:p>310794</text:p>
          </table:table-cell>
          <table:table-cell table:style-name="ce34" office:value-type="float" office:value="412008" calcext:value-type="float">
            <text:p>412008</text:p>
          </table:table-cell>
          <table:table-cell table:style-name="ce3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34" office:value-type="float" office:value="209562" calcext:value-type="float">
            <text:p>209562</text:p>
          </table:table-cell>
          <table:table-cell table:style-name="ce13" table:number-columns-repeated="4"/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34" office:value-type="float" office:value="278851" calcext:value-type="float">
            <text:p>278851</text:p>
          </table:table-cell>
          <table:table-cell table:style-name="ce34" office:value-type="float" office:value="324311" calcext:value-type="float">
            <text:p>324311</text:p>
          </table:table-cell>
          <table:table-cell table:style-name="ce34" office:value-type="float" office:value="320871" calcext:value-type="float">
            <text:p>320871</text:p>
          </table:table-cell>
          <table:table-cell table:style-name="ce34" office:value-type="float" office:value="329777" calcext:value-type="float">
            <text:p>329777</text:p>
          </table:table-cell>
          <table:table-cell table:style-name="ce3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476083" calcext:value-type="float">
            <text:p>476083</text:p>
          </table:table-cell>
          <table:table-cell table:style-name="ce34" office:value-type="float" office:value="476083" calcext:value-type="float">
            <text:p>476083</text:p>
          </table:table-cell>
          <table:table-cell table:style-name="ce13" table:number-columns-repeated="4"/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ce34" office:value-type="string" calcext:value-type="string">
            <text:p>round 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548" calcext:value-type="float">
            <text:p>254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4912" calcext:value-type="float">
            <text:p>491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7585" calcext:value-type="float">
            <text:p>758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3548" calcext:value-type="float">
            <text:p>1354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9160" calcext:value-type="float">
            <text:p>1916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6207" calcext:value-type="float">
            <text:p>2620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30470" calcext:value-type="float">
            <text:p>3047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84838" calcext:value-type="float">
            <text:p>184838</text:p>
          </table:table-cell>
          <table:table-cell table:number-columns-repeated="1008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ce34" office:value-type="float" office:value="49467" calcext:value-type="float">
            <text:p>49467</text:p>
          </table:table-cell>
          <table:table-cell table:number-columns-repeated="1008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ce34" office:value-type="float" office:value="47271" calcext:value-type="float">
            <text:p>4727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55961" calcext:value-type="float">
            <text:p>15596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75268" calcext:value-type="float">
            <text:p>7526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16893" calcext:value-type="float">
            <text:p>11689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01155" calcext:value-type="float">
            <text:p>10115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13309" calcext:value-type="float">
            <text:p>11330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79614" calcext:value-type="float">
            <text:p>17961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178390" calcext:value-type="float">
            <text:p>17839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49366" calcext:value-type="float">
            <text:p>24936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12776" calcext:value-type="float">
            <text:p>21277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2"/>
          <table:table-cell table:style-name="ce34" office:value-type="float" office:value="256645" calcext:value-type="float">
            <text:p>25664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string" calcext:value-type="string">
            <text:p>round 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704" calcext:value-type="float">
            <text:p>170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3800" calcext:value-type="float">
            <text:p>380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9072" calcext:value-type="float">
            <text:p>907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2043" calcext:value-type="float">
            <text:p>1204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0072" calcext:value-type="float">
            <text:p>2007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63026" calcext:value-type="float">
            <text:p>6302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55994" calcext:value-type="float">
            <text:p>5599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54990" calcext:value-type="float">
            <text:p>5499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50222" calcext:value-type="float">
            <text:p>5022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66342" calcext:value-type="float">
            <text:p>16634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33717" calcext:value-type="float">
            <text:p>1337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11136" calcext:value-type="float">
            <text:p>11113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87217" calcext:value-type="float">
            <text:p>872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86480" calcext:value-type="float">
            <text:p>18648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59633" calcext:value-type="float">
            <text:p>15963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14522" calcext:value-type="float">
            <text:p>11452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98474" calcext:value-type="float">
            <text:p>19847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188229" calcext:value-type="float">
            <text:p>18822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325393" calcext:value-type="float">
            <text:p>32539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34" office:value-type="float" office:value="248020" calcext:value-type="float">
            <text:p>24802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string" calcext:value-type="string">
            <text:p>round 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995" calcext:value-type="float">
            <text:p>199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6450" calcext:value-type="float">
            <text:p>645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1104" calcext:value-type="float">
            <text:p>1110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8454" calcext:value-type="float">
            <text:p>1845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31285" calcext:value-type="float">
            <text:p>3128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40819" calcext:value-type="float">
            <text:p>4081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49614" calcext:value-type="float">
            <text:p>4961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52641" calcext:value-type="float">
            <text:p>5264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76015" calcext:value-type="float">
            <text:p>7601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81850" calcext:value-type="float">
            <text:p>8185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03283" calcext:value-type="float">
            <text:p>10328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13667" calcext:value-type="float">
            <text:p>11366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29782" calcext:value-type="float">
            <text:p>12978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25648" calcext:value-type="float">
            <text:p>12564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36685" calcext:value-type="float">
            <text:p>13668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52216" calcext:value-type="float">
            <text:p>152216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47451" calcext:value-type="float">
            <text:p>24745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148977" calcext:value-type="float">
            <text:p>14897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208281" calcext:value-type="float">
            <text:p>20828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"/>
          <table:table-cell table:style-name="ce34" office:value-type="float" office:value="356030" calcext:value-type="float">
            <text:p>35603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3820" calcext:value-type="float">
            <text:p>382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8474" calcext:value-type="float">
            <text:p>847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9677" calcext:value-type="float">
            <text:p>1967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31310" calcext:value-type="float">
            <text:p>3131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7730" calcext:value-type="float">
            <text:p>2773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37301" calcext:value-type="float">
            <text:p>3730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41123" calcext:value-type="float">
            <text:p>41123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72104" calcext:value-type="float">
            <text:p>7210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60371" calcext:value-type="float">
            <text:p>6037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50760" calcext:value-type="float">
            <text:p>5076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64114" calcext:value-type="float">
            <text:p>64114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90001" calcext:value-type="float">
            <text:p>9000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06208" calcext:value-type="float">
            <text:p>10620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22887" calcext:value-type="float">
            <text:p>12288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49627" calcext:value-type="float">
            <text:p>14962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161328" calcext:value-type="float">
            <text:p>16132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28261" calcext:value-type="float">
            <text:p>228261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18939" calcext:value-type="float">
            <text:p>218939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207630" calcext:value-type="float">
            <text:p>207630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Default"/>
          <table:table-cell table:number-columns-repeated="5"/>
          <table:table-cell table:style-name="ce34" office:value-type="float" office:value="330904" calcext:value-type="float">
            <text:p>330904</text:p>
          </table:table-cell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3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3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3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3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3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3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3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3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3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3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34" office:value-type="float" office:value="429" calcext:value-type="float">
            <text:p>429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3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3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3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3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3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3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3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3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002" calcext:value-type="float">
            <text:p>1002</text:p>
          </table:table-cell>
          <table:table-cell table:style-name="ce3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3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3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34" office:value-type="float" office:value="1149" calcext:value-type="float">
            <text:p>1149</text:p>
          </table:table-cell>
          <table:table-cell table:style-name="ce34" office:value-type="float" office:value="1195" calcext:value-type="float">
            <text:p>1195</text:p>
          </table:table-cell>
          <table:table-cell table:style-name="ce3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3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3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34" office:value-type="float" office:value="2528" calcext:value-type="float">
            <text:p>2528</text:p>
          </table:table-cell>
          <table:table-cell table:style-name="ce34" office:value-type="float" office:value="1358" calcext:value-type="float">
            <text:p>1358</text:p>
          </table:table-cell>
          <table:table-cell table:style-name="ce3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3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3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1700" calcext:value-type="float">
            <text:p>1700</text:p>
          </table:table-cell>
          <table:table-cell table:style-name="ce3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3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3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34" office:value-type="float" office:value="1947" calcext:value-type="float">
            <text:p>1947</text:p>
          </table:table-cell>
          <table:table-cell table:style-name="ce34" office:value-type="float" office:value="1858" calcext:value-type="float">
            <text:p>1858</text:p>
          </table:table-cell>
          <table:table-cell table:style-name="ce3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3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3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34" office:value-type="float" office:value="2249" calcext:value-type="float">
            <text:p>2249</text:p>
          </table:table-cell>
          <table:table-cell table:style-name="ce34" office:value-type="float" office:value="2048" calcext:value-type="float">
            <text:p>2048</text:p>
          </table:table-cell>
          <table:table-cell table:style-name="ce3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34" office:value-type="float" office:value="583" calcext:value-type="float">
            <text:p>58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3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3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34" office:value-type="float" office:value="3927" calcext:value-type="float">
            <text:p>3927</text:p>
          </table:table-cell>
          <table:table-cell table:style-name="ce34" office:value-type="float" office:value="2331" calcext:value-type="float">
            <text:p>2331</text:p>
          </table:table-cell>
          <table:table-cell table:style-name="ce3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3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34" office:value-type="float" office:value="6553" calcext:value-type="float">
            <text:p>6553</text:p>
          </table:table-cell>
          <table:table-cell table:style-name="ce34" office:value-type="float" office:value="2758" calcext:value-type="float">
            <text:p>2758</text:p>
          </table:table-cell>
          <table:table-cell table:style-name="ce3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3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3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34" office:value-type="float" office:value="4263" calcext:value-type="float">
            <text:p>4263</text:p>
          </table:table-cell>
          <table:table-cell table:style-name="ce34" office:value-type="float" office:value="2858" calcext:value-type="float">
            <text:p>2858</text:p>
          </table:table-cell>
          <table:table-cell table:style-name="ce3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3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3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34" office:value-type="float" office:value="4489" calcext:value-type="float">
            <text:p>4489</text:p>
          </table:table-cell>
          <table:table-cell table:style-name="ce34" office:value-type="float" office:value="3098" calcext:value-type="float">
            <text:p>3098</text:p>
          </table:table-cell>
          <table:table-cell table:style-name="ce3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3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3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34" office:value-type="float" office:value="6294" calcext:value-type="float">
            <text:p>6294</text:p>
          </table:table-cell>
          <table:table-cell table:style-name="ce34" office:value-type="float" office:value="3341" calcext:value-type="float">
            <text:p>3341</text:p>
          </table:table-cell>
          <table:table-cell table:style-name="ce3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3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3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34" office:value-type="float" office:value="5097" calcext:value-type="float">
            <text:p>509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3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3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34" office:value-type="float" office:value="5740" calcext:value-type="float">
            <text:p>5740</text:p>
          </table:table-cell>
          <table:table-cell table:style-name="ce34" office:value-type="float" office:value="5301" calcext:value-type="float">
            <text:p>5301</text:p>
          </table:table-cell>
          <table:table-cell table:style-name="ce3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3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3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34" office:value-type="float" office:value="5762" calcext:value-type="float">
            <text:p>5762</text:p>
          </table:table-cell>
          <table:table-cell table:style-name="ce34" office:value-type="float" office:value="6129" calcext:value-type="float">
            <text:p>6129</text:p>
          </table:table-cell>
          <table:table-cell table:style-name="ce3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3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3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34" office:value-type="float" office:value="5628" calcext:value-type="float">
            <text:p>5628</text:p>
          </table:table-cell>
          <table:table-cell table:style-name="ce34" office:value-type="float" office:value="6939" calcext:value-type="float">
            <text:p>6939</text:p>
          </table:table-cell>
          <table:table-cell table:style-name="ce3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3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3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34" office:value-type="float" office:value="9236" calcext:value-type="float">
            <text:p>9236</text:p>
          </table:table-cell>
          <table:table-cell table:style-name="ce34" office:value-type="float" office:value="6081" calcext:value-type="float">
            <text:p>6081</text:p>
          </table:table-cell>
          <table:table-cell table:style-name="ce3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3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3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34" office:value-type="float" office:value="6897" calcext:value-type="float">
            <text:p>6897</text:p>
          </table:table-cell>
          <table:table-cell table:style-name="ce34" office:value-type="float" office:value="6437" calcext:value-type="float">
            <text:p>6437</text:p>
          </table:table-cell>
          <table:table-cell table:style-name="ce3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3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3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34" office:value-type="float" office:value="11477" calcext:value-type="float">
            <text:p>11477</text:p>
          </table:table-cell>
          <table:table-cell table:style-name="ce34" office:value-type="float" office:value="7210" calcext:value-type="float">
            <text:p>7210</text:p>
          </table:table-cell>
          <table:table-cell table:style-name="ce3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3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3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34" office:value-type="float" office:value="9044" calcext:value-type="float">
            <text:p>9044</text:p>
          </table:table-cell>
          <table:table-cell table:style-name="ce34" office:value-type="float" office:value="7643" calcext:value-type="float">
            <text:p>7643</text:p>
          </table:table-cell>
          <table:table-cell table:style-name="ce3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3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3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34" office:value-type="float" office:value="9454" calcext:value-type="float">
            <text:p>9454</text:p>
          </table:table-cell>
          <table:table-cell table:style-name="ce34" office:value-type="float" office:value="7526" calcext:value-type="float">
            <text:p>7526</text:p>
          </table:table-cell>
          <table:table-cell table:style-name="ce3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3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3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34" office:value-type="float" office:value="10052" calcext:value-type="float">
            <text:p>10052</text:p>
          </table:table-cell>
          <table:table-cell table:style-name="ce34" office:value-type="float" office:value="8868" calcext:value-type="float">
            <text:p>8868</text:p>
          </table:table-cell>
          <table:table-cell table:style-name="ce3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3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3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34" office:value-type="float" office:value="10391" calcext:value-type="float">
            <text:p>10391</text:p>
          </table:table-cell>
          <table:table-cell table:style-name="ce34" office:value-type="float" office:value="8572" calcext:value-type="float">
            <text:p>8572</text:p>
          </table:table-cell>
          <table:table-cell table:style-name="ce3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3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3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613" calcext:value-type="float">
            <text:p>10613</text:p>
          </table:table-cell>
          <table:table-cell table:style-name="ce3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3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3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34" office:value-type="float" office:value="10476" calcext:value-type="float">
            <text:p>10476</text:p>
          </table:table-cell>
          <table:table-cell table:style-name="ce34" office:value-type="float" office:value="11043" calcext:value-type="float">
            <text:p>11043</text:p>
          </table:table-cell>
          <table:table-cell table:style-name="ce3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3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3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34" office:value-type="float" office:value="13581" calcext:value-type="float">
            <text:p>13581</text:p>
          </table:table-cell>
          <table:table-cell table:style-name="ce34" office:value-type="float" office:value="12083" calcext:value-type="float">
            <text:p>12083</text:p>
          </table:table-cell>
          <table:table-cell table:style-name="ce3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3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3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34" office:value-type="float" office:value="12040" calcext:value-type="float">
            <text:p>12040</text:p>
          </table:table-cell>
          <table:table-cell table:style-name="ce34" office:value-type="float" office:value="10868" calcext:value-type="float">
            <text:p>10868</text:p>
          </table:table-cell>
          <table:table-cell table:style-name="ce3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3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3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34" office:value-type="float" office:value="11792" calcext:value-type="float">
            <text:p>11792</text:p>
          </table:table-cell>
          <table:table-cell table:style-name="ce34" office:value-type="float" office:value="11545" calcext:value-type="float">
            <text:p>11545</text:p>
          </table:table-cell>
          <table:table-cell table:style-name="ce3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3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3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34" office:value-type="float" office:value="12996" calcext:value-type="float">
            <text:p>12996</text:p>
          </table:table-cell>
          <table:table-cell table:style-name="ce34" office:value-type="float" office:value="11928" calcext:value-type="float">
            <text:p>11928</text:p>
          </table:table-cell>
          <table:table-cell table:style-name="ce3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3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3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14134" calcext:value-type="float">
            <text:p>14134</text:p>
          </table:table-cell>
          <table:table-cell table:style-name="ce3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3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3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34" office:value-type="float" office:value="14999" calcext:value-type="float">
            <text:p>14999</text:p>
          </table:table-cell>
          <table:table-cell table:style-name="ce34" office:value-type="float" office:value="14023" calcext:value-type="float">
            <text:p>14023</text:p>
          </table:table-cell>
          <table:table-cell table:style-name="ce3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3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3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34" office:value-type="float" office:value="19292" calcext:value-type="float">
            <text:p>19292</text:p>
          </table:table-cell>
          <table:table-cell table:style-name="ce34" office:value-type="float" office:value="14494" calcext:value-type="float">
            <text:p>14494</text:p>
          </table:table-cell>
          <table:table-cell table:style-name="ce3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3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3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34" office:value-type="float" office:value="17167" calcext:value-type="float">
            <text:p>17167</text:p>
          </table:table-cell>
          <table:table-cell table:style-name="ce34" office:value-type="float" office:value="15461" calcext:value-type="float">
            <text:p>15461</text:p>
          </table:table-cell>
          <table:table-cell table:style-name="ce3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3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3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34" office:value-type="float" office:value="16428" calcext:value-type="float">
            <text:p>16428</text:p>
          </table:table-cell>
          <table:table-cell table:style-name="ce34" office:value-type="float" office:value="14955" calcext:value-type="float">
            <text:p>14955</text:p>
          </table:table-cell>
          <table:table-cell table:style-name="ce3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3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3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34" office:value-type="float" office:value="19776" calcext:value-type="float">
            <text:p>19776</text:p>
          </table:table-cell>
          <table:table-cell table:style-name="ce34" office:value-type="float" office:value="19859" calcext:value-type="float">
            <text:p>19859</text:p>
          </table:table-cell>
          <table:table-cell table:style-name="ce3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3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3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34" office:value-type="float" office:value="18605" calcext:value-type="float">
            <text:p>18605</text:p>
          </table:table-cell>
          <table:table-cell table:style-name="ce34" office:value-type="float" office:value="17641" calcext:value-type="float">
            <text:p>17641</text:p>
          </table:table-cell>
          <table:table-cell table:style-name="ce3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3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3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34" office:value-type="float" office:value="22387" calcext:value-type="float">
            <text:p>22387</text:p>
          </table:table-cell>
          <table:table-cell table:style-name="ce34" office:value-type="float" office:value="18172" calcext:value-type="float">
            <text:p>18172</text:p>
          </table:table-cell>
          <table:table-cell table:style-name="ce3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3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3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34" office:value-type="float" office:value="21965" calcext:value-type="float">
            <text:p>21965</text:p>
          </table:table-cell>
          <table:table-cell table:style-name="ce34" office:value-type="float" office:value="18858" calcext:value-type="float">
            <text:p>18858</text:p>
          </table:table-cell>
          <table:table-cell table:style-name="ce3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3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3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34" office:value-type="float" office:value="26377" calcext:value-type="float">
            <text:p>26377</text:p>
          </table:table-cell>
          <table:table-cell table:style-name="ce34" office:value-type="float" office:value="22598" calcext:value-type="float">
            <text:p>22598</text:p>
          </table:table-cell>
          <table:table-cell table:style-name="ce3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3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3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34" office:value-type="float" office:value="21842" calcext:value-type="float">
            <text:p>21842</text:p>
          </table:table-cell>
          <table:table-cell table:style-name="ce34" office:value-type="float" office:value="20838" calcext:value-type="float">
            <text:p>20838</text:p>
          </table:table-cell>
          <table:table-cell table:style-name="ce3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3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3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34" office:value-type="float" office:value="24800" calcext:value-type="float">
            <text:p>24800</text:p>
          </table:table-cell>
          <table:table-cell table:style-name="ce34" office:value-type="float" office:value="21240" calcext:value-type="float">
            <text:p>21240</text:p>
          </table:table-cell>
          <table:table-cell table:style-name="ce3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3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3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34" office:value-type="float" office:value="28020" calcext:value-type="float">
            <text:p>28020</text:p>
          </table:table-cell>
          <table:table-cell table:style-name="ce34" office:value-type="float" office:value="22496" calcext:value-type="float">
            <text:p>22496</text:p>
          </table:table-cell>
          <table:table-cell table:style-name="ce3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3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3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34" office:value-type="float" office:value="25523" calcext:value-type="float">
            <text:p>25523</text:p>
          </table:table-cell>
          <table:table-cell table:style-name="ce34" office:value-type="float" office:value="23765" calcext:value-type="float">
            <text:p>23765</text:p>
          </table:table-cell>
          <table:table-cell table:style-name="ce3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3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3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34" office:value-type="float" office:value="27338" calcext:value-type="float">
            <text:p>27338</text:p>
          </table:table-cell>
          <table:table-cell table:style-name="ce34" office:value-type="float" office:value="26651" calcext:value-type="float">
            <text:p>26651</text:p>
          </table:table-cell>
          <table:table-cell table:style-name="ce3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3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3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34" office:value-type="float" office:value="26648" calcext:value-type="float">
            <text:p>26648</text:p>
          </table:table-cell>
          <table:table-cell table:style-name="ce34" office:value-type="float" office:value="31329" calcext:value-type="float">
            <text:p>31329</text:p>
          </table:table-cell>
          <table:table-cell table:style-name="ce3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3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3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34" office:value-type="float" office:value="30098" calcext:value-type="float">
            <text:p>30098</text:p>
          </table:table-cell>
          <table:table-cell table:style-name="ce34" office:value-type="float" office:value="35200" calcext:value-type="float">
            <text:p>35200</text:p>
          </table:table-cell>
          <table:table-cell table:style-name="ce3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3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3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34" office:value-type="float" office:value="122211" calcext:value-type="float">
            <text:p>122211</text:p>
          </table:table-cell>
          <table:table-cell table:style-name="ce34" office:value-type="float" office:value="40273" calcext:value-type="float">
            <text:p>40273</text:p>
          </table:table-cell>
          <table:table-cell table:style-name="ce3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3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3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34" office:value-type="float" office:value="57142" calcext:value-type="float">
            <text:p>57142</text:p>
          </table:table-cell>
          <table:table-cell table:style-name="ce34" office:value-type="float" office:value="34900" calcext:value-type="float">
            <text:p>34900</text:p>
          </table:table-cell>
          <table:table-cell table:style-name="ce3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3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3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34" office:value-type="float" office:value="36090" calcext:value-type="float">
            <text:p>36090</text:p>
          </table:table-cell>
          <table:table-cell table:style-name="ce34" office:value-type="float" office:value="32944" calcext:value-type="float">
            <text:p>32944</text:p>
          </table:table-cell>
          <table:table-cell table:style-name="ce3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3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3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34" office:value-type="float" office:value="36072" calcext:value-type="float">
            <text:p>36072</text:p>
          </table:table-cell>
          <table:table-cell table:style-name="ce34" office:value-type="float" office:value="34230" calcext:value-type="float">
            <text:p>34230</text:p>
          </table:table-cell>
          <table:table-cell table:style-name="ce3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3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3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34" office:value-type="float" office:value="82364" calcext:value-type="float">
            <text:p>82364</text:p>
          </table:table-cell>
          <table:table-cell table:style-name="ce34" office:value-type="float" office:value="33843" calcext:value-type="float">
            <text:p>33843</text:p>
          </table:table-cell>
          <table:table-cell table:style-name="ce3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3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3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34" office:value-type="float" office:value="82979" calcext:value-type="float">
            <text:p>82979</text:p>
          </table:table-cell>
          <table:table-cell table:style-name="ce34" office:value-type="float" office:value="38643" calcext:value-type="float">
            <text:p>38643</text:p>
          </table:table-cell>
          <table:table-cell table:style-name="ce3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3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3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34" office:value-type="float" office:value="126402" calcext:value-type="float">
            <text:p>126402</text:p>
          </table:table-cell>
          <table:table-cell table:style-name="ce34" office:value-type="float" office:value="38370" calcext:value-type="float">
            <text:p>38370</text:p>
          </table:table-cell>
          <table:table-cell table:style-name="ce3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3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3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34" office:value-type="float" office:value="114454" calcext:value-type="float">
            <text:p>114454</text:p>
          </table:table-cell>
          <table:table-cell table:style-name="ce34" office:value-type="float" office:value="42452" calcext:value-type="float">
            <text:p>42452</text:p>
          </table:table-cell>
          <table:table-cell table:style-name="ce3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3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3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34" office:value-type="float" office:value="64618" calcext:value-type="float">
            <text:p>64618</text:p>
          </table:table-cell>
          <table:table-cell table:style-name="ce34" office:value-type="float" office:value="38743" calcext:value-type="float">
            <text:p>38743</text:p>
          </table:table-cell>
          <table:table-cell table:style-name="ce3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3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3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34" office:value-type="float" office:value="64541" calcext:value-type="float">
            <text:p>64541</text:p>
          </table:table-cell>
          <table:table-cell table:style-name="ce34" office:value-type="float" office:value="40290" calcext:value-type="float">
            <text:p>40290</text:p>
          </table:table-cell>
          <table:table-cell table:style-name="ce3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3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3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34" office:value-type="float" office:value="66437" calcext:value-type="float">
            <text:p>66437</text:p>
          </table:table-cell>
          <table:table-cell table:style-name="ce34" office:value-type="float" office:value="41499" calcext:value-type="float">
            <text:p>41499</text:p>
          </table:table-cell>
          <table:table-cell table:style-name="ce3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3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3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34" office:value-type="float" office:value="73252" calcext:value-type="float">
            <text:p>73252</text:p>
          </table:table-cell>
          <table:table-cell table:style-name="ce34" office:value-type="float" office:value="45595" calcext:value-type="float">
            <text:p>45595</text:p>
          </table:table-cell>
          <table:table-cell table:style-name="ce3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3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3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34" office:value-type="float" office:value="61940" calcext:value-type="float">
            <text:p>61940</text:p>
          </table:table-cell>
          <table:table-cell table:style-name="ce34" office:value-type="float" office:value="49130" calcext:value-type="float">
            <text:p>49130</text:p>
          </table:table-cell>
          <table:table-cell table:style-name="ce3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3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3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34" office:value-type="float" office:value="54334" calcext:value-type="float">
            <text:p>54334</text:p>
          </table:table-cell>
          <table:table-cell table:style-name="ce34" office:value-type="float" office:value="48991" calcext:value-type="float">
            <text:p>48991</text:p>
          </table:table-cell>
          <table:table-cell table:style-name="ce3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3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3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34" office:value-type="float" office:value="51898" calcext:value-type="float">
            <text:p>51898</text:p>
          </table:table-cell>
          <table:table-cell table:style-name="ce34" office:value-type="float" office:value="56585" calcext:value-type="float">
            <text:p>56585</text:p>
          </table:table-cell>
          <table:table-cell table:style-name="ce3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3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3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34" office:value-type="float" office:value="49796" calcext:value-type="float">
            <text:p>49796</text:p>
          </table:table-cell>
          <table:table-cell table:style-name="ce34" office:value-type="float" office:value="52689" calcext:value-type="float">
            <text:p>52689</text:p>
          </table:table-cell>
          <table:table-cell table:style-name="ce3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3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3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34" office:value-type="float" office:value="51413" calcext:value-type="float">
            <text:p>51413</text:p>
          </table:table-cell>
          <table:table-cell table:style-name="ce34" office:value-type="float" office:value="49244" calcext:value-type="float">
            <text:p>49244</text:p>
          </table:table-cell>
          <table:table-cell table:style-name="ce3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3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3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34" office:value-type="float" office:value="59951" calcext:value-type="float">
            <text:p>59951</text:p>
          </table:table-cell>
          <table:table-cell table:style-name="ce34" office:value-type="float" office:value="63922" calcext:value-type="float">
            <text:p>63922</text:p>
          </table:table-cell>
          <table:table-cell table:style-name="ce3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3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3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34" office:value-type="float" office:value="56719" calcext:value-type="float">
            <text:p>56719</text:p>
          </table:table-cell>
          <table:table-cell table:style-name="ce34" office:value-type="float" office:value="53274" calcext:value-type="float">
            <text:p>53274</text:p>
          </table:table-cell>
          <table:table-cell table:style-name="ce3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3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3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34" office:value-type="float" office:value="54051" calcext:value-type="float">
            <text:p>54051</text:p>
          </table:table-cell>
          <table:table-cell table:style-name="ce34" office:value-type="float" office:value="56243" calcext:value-type="float">
            <text:p>56243</text:p>
          </table:table-cell>
          <table:table-cell table:style-name="ce3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3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3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34" office:value-type="float" office:value="56966" calcext:value-type="float">
            <text:p>56966</text:p>
          </table:table-cell>
          <table:table-cell table:style-name="ce34" office:value-type="float" office:value="72567" calcext:value-type="float">
            <text:p>72567</text:p>
          </table:table-cell>
          <table:table-cell table:style-name="ce3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3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3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34" office:value-type="float" office:value="57488" calcext:value-type="float">
            <text:p>57488</text:p>
          </table:table-cell>
          <table:table-cell table:style-name="ce34" office:value-type="float" office:value="76561" calcext:value-type="float">
            <text:p>76561</text:p>
          </table:table-cell>
          <table:table-cell table:style-name="ce3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3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3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34" office:value-type="float" office:value="67452" calcext:value-type="float">
            <text:p>67452</text:p>
          </table:table-cell>
          <table:table-cell table:style-name="ce34" office:value-type="float" office:value="73133" calcext:value-type="float">
            <text:p>73133</text:p>
          </table:table-cell>
          <table:table-cell table:style-name="ce3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3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3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34" office:value-type="float" office:value="63508" calcext:value-type="float">
            <text:p>63508</text:p>
          </table:table-cell>
          <table:table-cell table:style-name="ce34" office:value-type="float" office:value="80845" calcext:value-type="float">
            <text:p>80845</text:p>
          </table:table-cell>
          <table:table-cell table:style-name="ce3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3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3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34" office:value-type="float" office:value="70909" calcext:value-type="float">
            <text:p>70909</text:p>
          </table:table-cell>
          <table:table-cell table:style-name="ce34" office:value-type="float" office:value="74545" calcext:value-type="float">
            <text:p>74545</text:p>
          </table:table-cell>
          <table:table-cell table:style-name="ce3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3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3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34" office:value-type="float" office:value="62986" calcext:value-type="float">
            <text:p>62986</text:p>
          </table:table-cell>
          <table:table-cell table:style-name="ce34" office:value-type="float" office:value="70302" calcext:value-type="float">
            <text:p>70302</text:p>
          </table:table-cell>
          <table:table-cell table:style-name="ce3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3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3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34" office:value-type="float" office:value="66243" calcext:value-type="float">
            <text:p>66243</text:p>
          </table:table-cell>
          <table:table-cell table:style-name="ce34" office:value-type="float" office:value="65272" calcext:value-type="float">
            <text:p>65272</text:p>
          </table:table-cell>
          <table:table-cell table:style-name="ce3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3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3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34" office:value-type="float" office:value="71023" calcext:value-type="float">
            <text:p>71023</text:p>
          </table:table-cell>
          <table:table-cell table:style-name="ce34" office:value-type="float" office:value="66686" calcext:value-type="float">
            <text:p>66686</text:p>
          </table:table-cell>
          <table:table-cell table:style-name="ce3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3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3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34" office:value-type="float" office:value="71864" calcext:value-type="float">
            <text:p>71864</text:p>
          </table:table-cell>
          <table:table-cell table:style-name="ce34" office:value-type="float" office:value="71724" calcext:value-type="float">
            <text:p>71724</text:p>
          </table:table-cell>
          <table:table-cell table:style-name="ce3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3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3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34" office:value-type="float" office:value="70469" calcext:value-type="float">
            <text:p>70469</text:p>
          </table:table-cell>
          <table:table-cell table:style-name="ce34" office:value-type="float" office:value="73247" calcext:value-type="float">
            <text:p>73247</text:p>
          </table:table-cell>
          <table:table-cell table:style-name="ce3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3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3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34" office:value-type="float" office:value="69998" calcext:value-type="float">
            <text:p>69998</text:p>
          </table:table-cell>
          <table:table-cell table:style-name="ce34" office:value-type="float" office:value="71078" calcext:value-type="float">
            <text:p>71078</text:p>
          </table:table-cell>
          <table:table-cell table:style-name="ce3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3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3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34" office:value-type="float" office:value="73585" calcext:value-type="float">
            <text:p>73585</text:p>
          </table:table-cell>
          <table:table-cell table:style-name="ce34" office:value-type="float" office:value="100120" calcext:value-type="float">
            <text:p>100120</text:p>
          </table:table-cell>
          <table:table-cell table:style-name="ce3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3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3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34" office:value-type="float" office:value="76002" calcext:value-type="float">
            <text:p>76002</text:p>
          </table:table-cell>
          <table:table-cell table:style-name="ce34" office:value-type="float" office:value="172677" calcext:value-type="float">
            <text:p>172677</text:p>
          </table:table-cell>
          <table:table-cell table:style-name="ce3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3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3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34" office:value-type="float" office:value="79935" calcext:value-type="float">
            <text:p>79935</text:p>
          </table:table-cell>
          <table:table-cell table:style-name="ce34" office:value-type="float" office:value="85552" calcext:value-type="float">
            <text:p>85552</text:p>
          </table:table-cell>
          <table:table-cell table:style-name="ce3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3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3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34" office:value-type="float" office:value="83492" calcext:value-type="float">
            <text:p>83492</text:p>
          </table:table-cell>
          <table:table-cell table:style-name="ce34" office:value-type="float" office:value="89968" calcext:value-type="float">
            <text:p>89968</text:p>
          </table:table-cell>
          <table:table-cell table:style-name="ce3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3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3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34" office:value-type="float" office:value="83674" calcext:value-type="float">
            <text:p>83674</text:p>
          </table:table-cell>
          <table:table-cell table:style-name="ce34" office:value-type="float" office:value="101372" calcext:value-type="float">
            <text:p>101372</text:p>
          </table:table-cell>
          <table:table-cell table:style-name="ce3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3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3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34" office:value-type="float" office:value="87256" calcext:value-type="float">
            <text:p>87256</text:p>
          </table:table-cell>
          <table:table-cell table:style-name="ce34" office:value-type="float" office:value="99079" calcext:value-type="float">
            <text:p>99079</text:p>
          </table:table-cell>
          <table:table-cell table:style-name="ce3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3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3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34" office:value-type="float" office:value="89913" calcext:value-type="float">
            <text:p>89913</text:p>
          </table:table-cell>
          <table:table-cell table:style-name="ce34" office:value-type="float" office:value="96749" calcext:value-type="float">
            <text:p>96749</text:p>
          </table:table-cell>
          <table:table-cell table:style-name="ce3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3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3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34" office:value-type="float" office:value="89836" calcext:value-type="float">
            <text:p>89836</text:p>
          </table:table-cell>
          <table:table-cell table:style-name="ce34" office:value-type="float" office:value="87728" calcext:value-type="float">
            <text:p>87728</text:p>
          </table:table-cell>
          <table:table-cell table:style-name="ce3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3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3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34" office:value-type="float" office:value="90026" calcext:value-type="float">
            <text:p>90026</text:p>
          </table:table-cell>
          <table:table-cell table:style-name="ce34" office:value-type="float" office:value="90615" calcext:value-type="float">
            <text:p>90615</text:p>
          </table:table-cell>
          <table:table-cell table:style-name="ce3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3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3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34" office:value-type="float" office:value="99518" calcext:value-type="float">
            <text:p>99518</text:p>
          </table:table-cell>
          <table:table-cell table:style-name="ce34" office:value-type="float" office:value="98765" calcext:value-type="float">
            <text:p>98765</text:p>
          </table:table-cell>
          <table:table-cell table:style-name="ce3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3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3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34" office:value-type="float" office:value="95180" calcext:value-type="float">
            <text:p>95180</text:p>
          </table:table-cell>
          <table:table-cell table:style-name="ce34" office:value-type="float" office:value="91661" calcext:value-type="float">
            <text:p>91661</text:p>
          </table:table-cell>
          <table:table-cell table:style-name="ce3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3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3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34" office:value-type="float" office:value="96119" calcext:value-type="float">
            <text:p>96119</text:p>
          </table:table-cell>
          <table:table-cell table:style-name="ce34" office:value-type="float" office:value="91958" calcext:value-type="float">
            <text:p>91958</text:p>
          </table:table-cell>
          <table:table-cell table:style-name="ce3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3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3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34" office:value-type="float" office:value="97316" calcext:value-type="float">
            <text:p>97316</text:p>
          </table:table-cell>
          <table:table-cell table:style-name="ce34" office:value-type="float" office:value="98469" calcext:value-type="float">
            <text:p>98469</text:p>
          </table:table-cell>
          <table:table-cell table:style-name="ce3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3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3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34" office:value-type="float" office:value="102870" calcext:value-type="float">
            <text:p>102870</text:p>
          </table:table-cell>
          <table:table-cell table:style-name="ce34" office:value-type="float" office:value="108490" calcext:value-type="float">
            <text:p>108490</text:p>
          </table:table-cell>
          <table:table-cell table:style-name="ce3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3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3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34" office:value-type="float" office:value="108987" calcext:value-type="float">
            <text:p>108987</text:p>
          </table:table-cell>
          <table:table-cell table:style-name="ce34" office:value-type="float" office:value="104802" calcext:value-type="float">
            <text:p>104802</text:p>
          </table:table-cell>
          <table:table-cell table:style-name="ce3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3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3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34" office:value-type="float" office:value="109114" calcext:value-type="float">
            <text:p>109114</text:p>
          </table:table-cell>
          <table:table-cell table:style-name="ce34" office:value-type="float" office:value="108422" calcext:value-type="float">
            <text:p>108422</text:p>
          </table:table-cell>
          <table:table-cell table:style-name="ce3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3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3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34" office:value-type="float" office:value="108068" calcext:value-type="float">
            <text:p>108068</text:p>
          </table:table-cell>
          <table:table-cell table:style-name="ce34" office:value-type="float" office:value="120112" calcext:value-type="float">
            <text:p>120112</text:p>
          </table:table-cell>
          <table:table-cell table:style-name="ce3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3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3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34" office:value-type="float" office:value="108933" calcext:value-type="float">
            <text:p>108933</text:p>
          </table:table-cell>
          <table:table-cell table:style-name="ce34" office:value-type="float" office:value="157479" calcext:value-type="float">
            <text:p>157479</text:p>
          </table:table-cell>
          <table:table-cell table:style-name="ce3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3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3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34" office:value-type="float" office:value="112085" calcext:value-type="float">
            <text:p>112085</text:p>
          </table:table-cell>
          <table:table-cell table:style-name="ce34" office:value-type="float" office:value="120064" calcext:value-type="float">
            <text:p>120064</text:p>
          </table:table-cell>
          <table:table-cell table:style-name="ce3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3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3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34" office:value-type="float" office:value="111918" calcext:value-type="float">
            <text:p>111918</text:p>
          </table:table-cell>
          <table:table-cell table:style-name="ce34" office:value-type="float" office:value="111243" calcext:value-type="float">
            <text:p>111243</text:p>
          </table:table-cell>
          <table:table-cell table:style-name="ce3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3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3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34" office:value-type="float" office:value="115734" calcext:value-type="float">
            <text:p>115734</text:p>
          </table:table-cell>
          <table:table-cell table:style-name="ce34" office:value-type="float" office:value="119099" calcext:value-type="float">
            <text:p>119099</text:p>
          </table:table-cell>
          <table:table-cell table:style-name="ce3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3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3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34" office:value-type="float" office:value="123843" calcext:value-type="float">
            <text:p>123843</text:p>
          </table:table-cell>
          <table:table-cell table:style-name="ce34" office:value-type="float" office:value="128961" calcext:value-type="float">
            <text:p>128961</text:p>
          </table:table-cell>
          <table:table-cell table:style-name="ce3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3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3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34" office:value-type="float" office:value="130388" calcext:value-type="float">
            <text:p>130388</text:p>
          </table:table-cell>
          <table:table-cell table:style-name="ce34" office:value-type="float" office:value="128120" calcext:value-type="float">
            <text:p>128120</text:p>
          </table:table-cell>
          <table:table-cell table:style-name="ce3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3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3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34" office:value-type="float" office:value="134713" calcext:value-type="float">
            <text:p>134713</text:p>
          </table:table-cell>
          <table:table-cell table:style-name="ce34" office:value-type="float" office:value="133133" calcext:value-type="float">
            <text:p>133133</text:p>
          </table:table-cell>
          <table:table-cell table:style-name="ce3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3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3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34" office:value-type="float" office:value="129177" calcext:value-type="float">
            <text:p>129177</text:p>
          </table:table-cell>
          <table:table-cell table:style-name="ce34" office:value-type="float" office:value="159335" calcext:value-type="float">
            <text:p>159335</text:p>
          </table:table-cell>
          <table:table-cell table:style-name="ce3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3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3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34" office:value-type="float" office:value="133080" calcext:value-type="float">
            <text:p>133080</text:p>
          </table:table-cell>
          <table:table-cell table:style-name="ce34" office:value-type="float" office:value="128083" calcext:value-type="float">
            <text:p>128083</text:p>
          </table:table-cell>
          <table:table-cell table:style-name="ce3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3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3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34" office:value-type="float" office:value="131256" calcext:value-type="float">
            <text:p>131256</text:p>
          </table:table-cell>
          <table:table-cell table:style-name="ce34" office:value-type="float" office:value="127644" calcext:value-type="float">
            <text:p>127644</text:p>
          </table:table-cell>
          <table:table-cell table:style-name="ce3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3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3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34" office:value-type="float" office:value="133393" calcext:value-type="float">
            <text:p>133393</text:p>
          </table:table-cell>
          <table:table-cell table:style-name="ce34" office:value-type="float" office:value="133497" calcext:value-type="float">
            <text:p>133497</text:p>
          </table:table-cell>
          <table:table-cell table:style-name="ce3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3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3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34" office:value-type="float" office:value="149764" calcext:value-type="float">
            <text:p>149764</text:p>
          </table:table-cell>
          <table:table-cell table:style-name="ce34" office:value-type="float" office:value="133264" calcext:value-type="float">
            <text:p>133264</text:p>
          </table:table-cell>
          <table:table-cell table:style-name="ce3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3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3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34" office:value-type="float" office:value="146234" calcext:value-type="float">
            <text:p>146234</text:p>
          </table:table-cell>
          <table:table-cell table:style-name="ce34" office:value-type="float" office:value="133528" calcext:value-type="float">
            <text:p>133528</text:p>
          </table:table-cell>
          <table:table-cell table:style-name="ce3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3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3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34" office:value-type="float" office:value="142841" calcext:value-type="float">
            <text:p>142841</text:p>
          </table:table-cell>
          <table:table-cell table:style-name="ce34" office:value-type="float" office:value="141016" calcext:value-type="float">
            <text:p>141016</text:p>
          </table:table-cell>
          <table:table-cell table:style-name="ce3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3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3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34" office:value-type="float" office:value="151995" calcext:value-type="float">
            <text:p>151995</text:p>
          </table:table-cell>
          <table:table-cell table:style-name="ce34" office:value-type="float" office:value="162548" calcext:value-type="float">
            <text:p>162548</text:p>
          </table:table-cell>
          <table:table-cell table:style-name="ce3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3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3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34" office:value-type="float" office:value="146002" calcext:value-type="float">
            <text:p>146002</text:p>
          </table:table-cell>
          <table:table-cell table:style-name="ce34" office:value-type="float" office:value="144802" calcext:value-type="float">
            <text:p>144802</text:p>
          </table:table-cell>
          <table:table-cell table:style-name="ce3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3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3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34" office:value-type="float" office:value="147703" calcext:value-type="float">
            <text:p>147703</text:p>
          </table:table-cell>
          <table:table-cell table:style-name="ce34" office:value-type="float" office:value="153129" calcext:value-type="float">
            <text:p>153129</text:p>
          </table:table-cell>
          <table:table-cell table:style-name="ce3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3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3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34" office:value-type="float" office:value="155360" calcext:value-type="float">
            <text:p>155360</text:p>
          </table:table-cell>
          <table:table-cell table:style-name="ce34" office:value-type="float" office:value="151743" calcext:value-type="float">
            <text:p>151743</text:p>
          </table:table-cell>
          <table:table-cell table:style-name="ce3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3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3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34" office:value-type="float" office:value="157751" calcext:value-type="float">
            <text:p>157751</text:p>
          </table:table-cell>
          <table:table-cell table:style-name="ce34" office:value-type="float" office:value="156893" calcext:value-type="float">
            <text:p>156893</text:p>
          </table:table-cell>
          <table:table-cell table:style-name="ce3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3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3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34" office:value-type="float" office:value="260313" calcext:value-type="float">
            <text:p>260313</text:p>
          </table:table-cell>
          <table:table-cell table:style-name="ce34" office:value-type="float" office:value="180244" calcext:value-type="float">
            <text:p>180244</text:p>
          </table:table-cell>
          <table:table-cell table:style-name="ce3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3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3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34" office:value-type="float" office:value="247246" calcext:value-type="float">
            <text:p>247246</text:p>
          </table:table-cell>
          <table:table-cell table:style-name="ce34" office:value-type="float" office:value="166315" calcext:value-type="float">
            <text:p>166315</text:p>
          </table:table-cell>
          <table:table-cell table:style-name="ce3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3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3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34" office:value-type="float" office:value="266618" calcext:value-type="float">
            <text:p>266618</text:p>
          </table:table-cell>
          <table:table-cell table:style-name="ce34" office:value-type="float" office:value="170640" calcext:value-type="float">
            <text:p>170640</text:p>
          </table:table-cell>
          <table:table-cell table:style-name="ce3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3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3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34" office:value-type="float" office:value="201205" calcext:value-type="float">
            <text:p>201205</text:p>
          </table:table-cell>
          <table:table-cell table:style-name="ce34" office:value-type="float" office:value="172419" calcext:value-type="float">
            <text:p>172419</text:p>
          </table:table-cell>
          <table:table-cell table:style-name="ce3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3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3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34" office:value-type="float" office:value="177347" calcext:value-type="float">
            <text:p>177347</text:p>
          </table:table-cell>
          <table:table-cell table:style-name="ce34" office:value-type="float" office:value="184572" calcext:value-type="float">
            <text:p>184572</text:p>
          </table:table-cell>
          <table:table-cell table:style-name="ce3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3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3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34" office:value-type="float" office:value="214304" calcext:value-type="float">
            <text:p>214304</text:p>
          </table:table-cell>
          <table:table-cell table:style-name="ce34" office:value-type="float" office:value="176999" calcext:value-type="float">
            <text:p>176999</text:p>
          </table:table-cell>
          <table:table-cell table:style-name="ce3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3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3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34" office:value-type="float" office:value="174274" calcext:value-type="float">
            <text:p>174274</text:p>
          </table:table-cell>
          <table:table-cell table:style-name="ce34" office:value-type="float" office:value="205798" calcext:value-type="float">
            <text:p>205798</text:p>
          </table:table-cell>
          <table:table-cell table:style-name="ce3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3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3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34" office:value-type="float" office:value="189875" calcext:value-type="float">
            <text:p>189875</text:p>
          </table:table-cell>
          <table:table-cell table:style-name="ce34" office:value-type="float" office:value="181989" calcext:value-type="float">
            <text:p>181989</text:p>
          </table:table-cell>
          <table:table-cell table:style-name="ce3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3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3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34" office:value-type="float" office:value="180982" calcext:value-type="float">
            <text:p>180982</text:p>
          </table:table-cell>
          <table:table-cell table:style-name="ce34" office:value-type="float" office:value="190782" calcext:value-type="float">
            <text:p>190782</text:p>
          </table:table-cell>
          <table:table-cell table:style-name="ce3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3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3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34" office:value-type="float" office:value="185771" calcext:value-type="float">
            <text:p>185771</text:p>
          </table:table-cell>
          <table:table-cell table:style-name="ce34" office:value-type="float" office:value="188658" calcext:value-type="float">
            <text:p>188658</text:p>
          </table:table-cell>
          <table:table-cell table:style-name="ce3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3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3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34" office:value-type="float" office:value="184751" calcext:value-type="float">
            <text:p>184751</text:p>
          </table:table-cell>
          <table:table-cell table:style-name="ce34" office:value-type="float" office:value="432097" calcext:value-type="float">
            <text:p>432097</text:p>
          </table:table-cell>
          <table:table-cell table:style-name="ce3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3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3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34" office:value-type="float" office:value="189299" calcext:value-type="float">
            <text:p>189299</text:p>
          </table:table-cell>
          <table:table-cell table:style-name="ce34" office:value-type="float" office:value="309633" calcext:value-type="float">
            <text:p>309633</text:p>
          </table:table-cell>
          <table:table-cell table:style-name="ce3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3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3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34" office:value-type="float" office:value="205829" calcext:value-type="float">
            <text:p>205829</text:p>
          </table:table-cell>
          <table:table-cell table:style-name="ce34" office:value-type="float" office:value="230042" calcext:value-type="float">
            <text:p>230042</text:p>
          </table:table-cell>
          <table:table-cell table:style-name="ce3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3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3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34" office:value-type="float" office:value="202040" calcext:value-type="float">
            <text:p>202040</text:p>
          </table:table-cell>
          <table:table-cell table:style-name="ce34" office:value-type="float" office:value="259084" calcext:value-type="float">
            <text:p>259084</text:p>
          </table:table-cell>
          <table:table-cell table:style-name="ce3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3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3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34" office:value-type="float" office:value="197822" calcext:value-type="float">
            <text:p>197822</text:p>
          </table:table-cell>
          <table:table-cell table:style-name="ce34" office:value-type="float" office:value="209936" calcext:value-type="float">
            <text:p>209936</text:p>
          </table:table-cell>
          <table:table-cell table:style-name="ce3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3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3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34" office:value-type="float" office:value="198987" calcext:value-type="float">
            <text:p>198987</text:p>
          </table:table-cell>
          <table:table-cell table:style-name="ce34" office:value-type="float" office:value="221807" calcext:value-type="float">
            <text:p>221807</text:p>
          </table:table-cell>
          <table:table-cell table:style-name="ce3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3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3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34" office:value-type="float" office:value="208567" calcext:value-type="float">
            <text:p>208567</text:p>
          </table:table-cell>
          <table:table-cell table:style-name="ce34" office:value-type="float" office:value="244794" calcext:value-type="float">
            <text:p>244794</text:p>
          </table:table-cell>
          <table:table-cell table:style-name="ce3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3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3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34" office:value-type="float" office:value="214025" calcext:value-type="float">
            <text:p>214025</text:p>
          </table:table-cell>
          <table:table-cell table:style-name="ce34" office:value-type="float" office:value="219865" calcext:value-type="float">
            <text:p>219865</text:p>
          </table:table-cell>
          <table:table-cell table:style-name="ce3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3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3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34" office:value-type="float" office:value="211126" calcext:value-type="float">
            <text:p>211126</text:p>
          </table:table-cell>
          <table:table-cell table:style-name="ce34" office:value-type="float" office:value="211965" calcext:value-type="float">
            <text:p>211965</text:p>
          </table:table-cell>
          <table:table-cell table:style-name="ce3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3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3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34" office:value-type="float" office:value="215744" calcext:value-type="float">
            <text:p>215744</text:p>
          </table:table-cell>
          <table:table-cell table:style-name="ce34" office:value-type="float" office:value="208906" calcext:value-type="float">
            <text:p>208906</text:p>
          </table:table-cell>
          <table:table-cell table:style-name="ce3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3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3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34" office:value-type="float" office:value="219496" calcext:value-type="float">
            <text:p>219496</text:p>
          </table:table-cell>
          <table:table-cell table:style-name="ce34" office:value-type="float" office:value="221937" calcext:value-type="float">
            <text:p>221937</text:p>
          </table:table-cell>
          <table:table-cell table:style-name="ce3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3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3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34" office:value-type="float" office:value="232234" calcext:value-type="float">
            <text:p>232234</text:p>
          </table:table-cell>
          <table:table-cell table:style-name="ce34" office:value-type="float" office:value="225675" calcext:value-type="float">
            <text:p>225675</text:p>
          </table:table-cell>
          <table:table-cell table:style-name="ce3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3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3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34" office:value-type="float" office:value="259470" calcext:value-type="float">
            <text:p>259470</text:p>
          </table:table-cell>
          <table:table-cell table:style-name="ce34" office:value-type="float" office:value="229104" calcext:value-type="float">
            <text:p>229104</text:p>
          </table:table-cell>
          <table:table-cell table:style-name="ce3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3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3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34" office:value-type="float" office:value="253458" calcext:value-type="float">
            <text:p>253458</text:p>
          </table:table-cell>
          <table:table-cell table:style-name="ce34" office:value-type="float" office:value="235990" calcext:value-type="float">
            <text:p>235990</text:p>
          </table:table-cell>
          <table:table-cell table:style-name="ce3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3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3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34" office:value-type="float" office:value="269982" calcext:value-type="float">
            <text:p>269982</text:p>
          </table:table-cell>
          <table:table-cell table:style-name="ce34" office:value-type="float" office:value="283616" calcext:value-type="float">
            <text:p>283616</text:p>
          </table:table-cell>
          <table:table-cell table:style-name="ce3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3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3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34" office:value-type="float" office:value="269728" calcext:value-type="float">
            <text:p>269728</text:p>
          </table:table-cell>
          <table:table-cell table:style-name="ce34" office:value-type="float" office:value="245101" calcext:value-type="float">
            <text:p>245101</text:p>
          </table:table-cell>
          <table:table-cell table:style-name="ce3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3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3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34" office:value-type="float" office:value="262356" calcext:value-type="float">
            <text:p>262356</text:p>
          </table:table-cell>
          <table:table-cell table:style-name="ce34" office:value-type="float" office:value="248611" calcext:value-type="float">
            <text:p>248611</text:p>
          </table:table-cell>
          <table:table-cell table:style-name="ce3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3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3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34" office:value-type="float" office:value="254234" calcext:value-type="float">
            <text:p>254234</text:p>
          </table:table-cell>
          <table:table-cell table:style-name="ce34" office:value-type="float" office:value="243451" calcext:value-type="float">
            <text:p>243451</text:p>
          </table:table-cell>
          <table:table-cell table:style-name="ce3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3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3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34" office:value-type="float" office:value="247529" calcext:value-type="float">
            <text:p>247529</text:p>
          </table:table-cell>
          <table:table-cell table:style-name="ce34" office:value-type="float" office:value="259101" calcext:value-type="float">
            <text:p>259101</text:p>
          </table:table-cell>
          <table:table-cell table:style-name="ce3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3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3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34" office:value-type="float" office:value="260554" calcext:value-type="float">
            <text:p>260554</text:p>
          </table:table-cell>
          <table:table-cell table:style-name="ce34" office:value-type="float" office:value="257437" calcext:value-type="float">
            <text:p>257437</text:p>
          </table:table-cell>
          <table:table-cell table:style-name="ce3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3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3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34" office:value-type="float" office:value="250308" calcext:value-type="float">
            <text:p>250308</text:p>
          </table:table-cell>
          <table:table-cell table:style-name="ce34" office:value-type="float" office:value="260731" calcext:value-type="float">
            <text:p>260731</text:p>
          </table:table-cell>
          <table:table-cell table:style-name="ce3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3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3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34" office:value-type="float" office:value="260428" calcext:value-type="float">
            <text:p>260428</text:p>
          </table:table-cell>
          <table:table-cell table:style-name="ce34" office:value-type="float" office:value="278984" calcext:value-type="float">
            <text:p>278984</text:p>
          </table:table-cell>
          <table:table-cell table:style-name="ce3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3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3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34" office:value-type="float" office:value="272512" calcext:value-type="float">
            <text:p>272512</text:p>
          </table:table-cell>
          <table:table-cell table:style-name="ce34" office:value-type="float" office:value="279545" calcext:value-type="float">
            <text:p>279545</text:p>
          </table:table-cell>
          <table:table-cell table:style-name="ce3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3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3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34" office:value-type="float" office:value="262244" calcext:value-type="float">
            <text:p>262244</text:p>
          </table:table-cell>
          <table:table-cell table:style-name="ce34" office:value-type="float" office:value="261696" calcext:value-type="float">
            <text:p>261696</text:p>
          </table:table-cell>
          <table:table-cell table:style-name="ce3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3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3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34" office:value-type="float" office:value="265470" calcext:value-type="float">
            <text:p>265470</text:p>
          </table:table-cell>
          <table:table-cell table:style-name="ce34" office:value-type="float" office:value="274383" calcext:value-type="float">
            <text:p>274383</text:p>
          </table:table-cell>
          <table:table-cell table:style-name="ce3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3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3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34" office:value-type="float" office:value="278023" calcext:value-type="float">
            <text:p>278023</text:p>
          </table:table-cell>
          <table:table-cell table:style-name="ce34" office:value-type="float" office:value="276714" calcext:value-type="float">
            <text:p>276714</text:p>
          </table:table-cell>
          <table:table-cell table:style-name="ce3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3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3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34" office:value-type="float" office:value="274692" calcext:value-type="float">
            <text:p>274692</text:p>
          </table:table-cell>
          <table:table-cell table:style-name="ce34" office:value-type="float" office:value="281246" calcext:value-type="float">
            <text:p>281246</text:p>
          </table:table-cell>
          <table:table-cell table:style-name="ce3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3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3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34" office:value-type="float" office:value="280198" calcext:value-type="float">
            <text:p>280198</text:p>
          </table:table-cell>
          <table:table-cell table:style-name="ce34" office:value-type="float" office:value="297573" calcext:value-type="float">
            <text:p>297573</text:p>
          </table:table-cell>
          <table:table-cell table:style-name="ce3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3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3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34" office:value-type="float" office:value="290921" calcext:value-type="float">
            <text:p>290921</text:p>
          </table:table-cell>
          <table:table-cell table:style-name="ce34" office:value-type="float" office:value="302269" calcext:value-type="float">
            <text:p>302269</text:p>
          </table:table-cell>
          <table:table-cell table:style-name="ce3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3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3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34" office:value-type="float" office:value="286288" calcext:value-type="float">
            <text:p>286288</text:p>
          </table:table-cell>
          <table:table-cell table:style-name="ce34" office:value-type="float" office:value="285848" calcext:value-type="float">
            <text:p>285848</text:p>
          </table:table-cell>
          <table:table-cell table:style-name="ce3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3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3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34" office:value-type="float" office:value="384621" calcext:value-type="float">
            <text:p>384621</text:p>
          </table:table-cell>
          <table:table-cell table:style-name="ce34" office:value-type="float" office:value="297426" calcext:value-type="float">
            <text:p>297426</text:p>
          </table:table-cell>
          <table:table-cell table:style-name="ce3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3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3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34" office:value-type="float" office:value="304200" calcext:value-type="float">
            <text:p>304200</text:p>
          </table:table-cell>
          <table:table-cell table:style-name="ce34" office:value-type="float" office:value="319624" calcext:value-type="float">
            <text:p>319624</text:p>
          </table:table-cell>
          <table:table-cell table:style-name="ce3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3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3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34" office:value-type="float" office:value="296453" calcext:value-type="float">
            <text:p>296453</text:p>
          </table:table-cell>
          <table:table-cell table:style-name="ce34" office:value-type="float" office:value="308450" calcext:value-type="float">
            <text:p>308450</text:p>
          </table:table-cell>
          <table:table-cell table:style-name="ce3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3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3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34" office:value-type="float" office:value="298157" calcext:value-type="float">
            <text:p>298157</text:p>
          </table:table-cell>
          <table:table-cell table:style-name="ce34" office:value-type="float" office:value="310881" calcext:value-type="float">
            <text:p>310881</text:p>
          </table:table-cell>
          <table:table-cell table:style-name="ce3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3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3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34" office:value-type="float" office:value="322374" calcext:value-type="float">
            <text:p>322374</text:p>
          </table:table-cell>
          <table:table-cell table:style-name="ce34" office:value-type="float" office:value="311883" calcext:value-type="float">
            <text:p>311883</text:p>
          </table:table-cell>
          <table:table-cell table:style-name="ce3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3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3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34" office:value-type="float" office:value="306456" calcext:value-type="float">
            <text:p>306456</text:p>
          </table:table-cell>
          <table:table-cell table:style-name="ce34" office:value-type="float" office:value="305125" calcext:value-type="float">
            <text:p>305125</text:p>
          </table:table-cell>
          <table:table-cell table:style-name="ce3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3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3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34" office:value-type="float" office:value="309968" calcext:value-type="float">
            <text:p>309968</text:p>
          </table:table-cell>
          <table:table-cell table:style-name="ce34" office:value-type="float" office:value="320430" calcext:value-type="float">
            <text:p>320430</text:p>
          </table:table-cell>
          <table:table-cell table:style-name="ce3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3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3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34" office:value-type="float" office:value="319527" calcext:value-type="float">
            <text:p>319527</text:p>
          </table:table-cell>
          <table:table-cell table:style-name="ce34" office:value-type="float" office:value="344874" calcext:value-type="float">
            <text:p>344874</text:p>
          </table:table-cell>
          <table:table-cell table:style-name="ce3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3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3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34" office:value-type="float" office:value="328492" calcext:value-type="float">
            <text:p>328492</text:p>
          </table:table-cell>
          <table:table-cell table:style-name="ce34" office:value-type="float" office:value="347073" calcext:value-type="float">
            <text:p>347073</text:p>
          </table:table-cell>
          <table:table-cell table:style-name="ce3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3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3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34" office:value-type="float" office:value="324242" calcext:value-type="float">
            <text:p>324242</text:p>
          </table:table-cell>
          <table:table-cell table:style-name="ce34" office:value-type="float" office:value="406793" calcext:value-type="float">
            <text:p>406793</text:p>
          </table:table-cell>
          <table:table-cell table:style-name="ce3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3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3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34" office:value-type="float" office:value="348307" calcext:value-type="float">
            <text:p>348307</text:p>
          </table:table-cell>
          <table:table-cell table:style-name="ce34" office:value-type="float" office:value="346345" calcext:value-type="float">
            <text:p>346345</text:p>
          </table:table-cell>
          <table:table-cell table:style-name="ce3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3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3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34" office:value-type="float" office:value="337323" calcext:value-type="float">
            <text:p>337323</text:p>
          </table:table-cell>
          <table:table-cell table:style-name="ce34" office:value-type="float" office:value="370015" calcext:value-type="float">
            <text:p>370015</text:p>
          </table:table-cell>
          <table:table-cell table:style-name="ce3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3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3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34" office:value-type="float" office:value="422330" calcext:value-type="float">
            <text:p>422330</text:p>
          </table:table-cell>
          <table:table-cell table:style-name="ce34" office:value-type="float" office:value="352090" calcext:value-type="float">
            <text:p>352090</text:p>
          </table:table-cell>
          <table:table-cell table:style-name="ce3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3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3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34" office:value-type="float" office:value="340952" calcext:value-type="float">
            <text:p>340952</text:p>
          </table:table-cell>
          <table:table-cell table:style-name="ce34" office:value-type="float" office:value="354968" calcext:value-type="float">
            <text:p>354968</text:p>
          </table:table-cell>
          <table:table-cell table:style-name="ce3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3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3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34" office:value-type="float" office:value="374844" calcext:value-type="float">
            <text:p>374844</text:p>
          </table:table-cell>
          <table:table-cell table:style-name="ce34" office:value-type="float" office:value="365893" calcext:value-type="float">
            <text:p>365893</text:p>
          </table:table-cell>
          <table:table-cell table:style-name="ce3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3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3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34" office:value-type="float" office:value="353940" calcext:value-type="float">
            <text:p>353940</text:p>
          </table:table-cell>
          <table:table-cell table:style-name="ce34" office:value-type="float" office:value="342987" calcext:value-type="float">
            <text:p>342987</text:p>
          </table:table-cell>
          <table:table-cell table:style-name="ce3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3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3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34" office:value-type="float" office:value="347502" calcext:value-type="float">
            <text:p>347502</text:p>
          </table:table-cell>
          <table:table-cell table:style-name="ce34" office:value-type="float" office:value="351843" calcext:value-type="float">
            <text:p>351843</text:p>
          </table:table-cell>
          <table:table-cell table:style-name="ce3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3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3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34" office:value-type="float" office:value="367300" calcext:value-type="float">
            <text:p>367300</text:p>
          </table:table-cell>
          <table:table-cell table:style-name="ce34" office:value-type="float" office:value="376900" calcext:value-type="float">
            <text:p>376900</text:p>
          </table:table-cell>
          <table:table-cell table:style-name="ce3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3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3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34" office:value-type="float" office:value="373094" calcext:value-type="float">
            <text:p>373094</text:p>
          </table:table-cell>
          <table:table-cell table:style-name="ce34" office:value-type="float" office:value="370575" calcext:value-type="float">
            <text:p>370575</text:p>
          </table:table-cell>
          <table:table-cell table:style-name="ce3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3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3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34" office:value-type="float" office:value="378710" calcext:value-type="float">
            <text:p>378710</text:p>
          </table:table-cell>
          <table:table-cell table:style-name="ce34" office:value-type="float" office:value="404193" calcext:value-type="float">
            <text:p>404193</text:p>
          </table:table-cell>
          <table:table-cell table:style-name="ce3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3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3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34" office:value-type="float" office:value="662888" calcext:value-type="float">
            <text:p>662888</text:p>
          </table:table-cell>
          <table:table-cell table:style-name="ce34" office:value-type="float" office:value="377062" calcext:value-type="float">
            <text:p>377062</text:p>
          </table:table-cell>
          <table:table-cell table:style-name="ce3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3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3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34" office:value-type="float" office:value="402635" calcext:value-type="float">
            <text:p>402635</text:p>
          </table:table-cell>
          <table:table-cell table:style-name="ce34" office:value-type="float" office:value="419902" calcext:value-type="float">
            <text:p>419902</text:p>
          </table:table-cell>
          <table:table-cell table:style-name="ce3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3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3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34" office:value-type="float" office:value="384089" calcext:value-type="float">
            <text:p>384089</text:p>
          </table:table-cell>
          <table:table-cell table:style-name="ce34" office:value-type="float" office:value="412617" calcext:value-type="float">
            <text:p>412617</text:p>
          </table:table-cell>
          <table:table-cell table:style-name="ce3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3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3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34" office:value-type="float" office:value="381113" calcext:value-type="float">
            <text:p>381113</text:p>
          </table:table-cell>
          <table:table-cell table:style-name="ce34" office:value-type="float" office:value="448600" calcext:value-type="float">
            <text:p>448600</text:p>
          </table:table-cell>
          <table:table-cell table:style-name="ce3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3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3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34" office:value-type="float" office:value="388825" calcext:value-type="float">
            <text:p>388825</text:p>
          </table:table-cell>
          <table:table-cell table:style-name="ce34" office:value-type="float" office:value="726914" calcext:value-type="float">
            <text:p>726914</text:p>
          </table:table-cell>
          <table:table-cell table:style-name="ce3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3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3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34" office:value-type="float" office:value="378951" calcext:value-type="float">
            <text:p>378951</text:p>
          </table:table-cell>
          <table:table-cell table:style-name="ce34" office:value-type="float" office:value="480773" calcext:value-type="float">
            <text:p>480773</text:p>
          </table:table-cell>
          <table:table-cell table:style-name="ce3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3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3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34" office:value-type="float" office:value="410715" calcext:value-type="float">
            <text:p>410715</text:p>
          </table:table-cell>
          <table:table-cell table:style-name="ce34" office:value-type="float" office:value="457421" calcext:value-type="float">
            <text:p>457421</text:p>
          </table:table-cell>
          <table:table-cell table:style-name="ce3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3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3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34" office:value-type="float" office:value="389974" calcext:value-type="float">
            <text:p>389974</text:p>
          </table:table-cell>
          <table:table-cell table:style-name="ce34" office:value-type="float" office:value="417223" calcext:value-type="float">
            <text:p>417223</text:p>
          </table:table-cell>
          <table:table-cell table:style-name="ce3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3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3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34" office:value-type="float" office:value="426683" calcext:value-type="float">
            <text:p>426683</text:p>
          </table:table-cell>
          <table:table-cell table:style-name="ce34" office:value-type="float" office:value="410007" calcext:value-type="float">
            <text:p>410007</text:p>
          </table:table-cell>
          <table:table-cell table:style-name="ce3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3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3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34" office:value-type="float" office:value="418556" calcext:value-type="float">
            <text:p>418556</text:p>
          </table:table-cell>
          <table:table-cell table:style-name="ce34" office:value-type="float" office:value="437329" calcext:value-type="float">
            <text:p>437329</text:p>
          </table:table-cell>
          <table:table-cell table:style-name="ce3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3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3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34" office:value-type="float" office:value="403713" calcext:value-type="float">
            <text:p>403713</text:p>
          </table:table-cell>
          <table:table-cell table:style-name="ce34" office:value-type="float" office:value="425922" calcext:value-type="float">
            <text:p>425922</text:p>
          </table:table-cell>
          <table:table-cell table:style-name="ce3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3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3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34" office:value-type="float" office:value="431458" calcext:value-type="float">
            <text:p>431458</text:p>
          </table:table-cell>
          <table:table-cell table:style-name="ce34" office:value-type="float" office:value="439069" calcext:value-type="float">
            <text:p>439069</text:p>
          </table:table-cell>
          <table:table-cell table:style-name="ce3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3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3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34" office:value-type="float" office:value="563447" calcext:value-type="float">
            <text:p>563447</text:p>
          </table:table-cell>
          <table:table-cell table:style-name="ce34" office:value-type="float" office:value="442876" calcext:value-type="float">
            <text:p>442876</text:p>
          </table:table-cell>
          <table:table-cell table:style-name="ce3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3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3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34" office:value-type="float" office:value="435362" calcext:value-type="float">
            <text:p>435362</text:p>
          </table:table-cell>
          <table:table-cell table:style-name="ce34" office:value-type="float" office:value="498884" calcext:value-type="float">
            <text:p>498884</text:p>
          </table:table-cell>
          <table:table-cell table:style-name="ce3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3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3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34" office:value-type="float" office:value="443895" calcext:value-type="float">
            <text:p>443895</text:p>
          </table:table-cell>
          <table:table-cell table:style-name="ce34" office:value-type="float" office:value="473734" calcext:value-type="float">
            <text:p>473734</text:p>
          </table:table-cell>
          <table:table-cell table:style-name="ce3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3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3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34" office:value-type="float" office:value="457843" calcext:value-type="float">
            <text:p>457843</text:p>
          </table:table-cell>
          <table:table-cell table:style-name="ce34" office:value-type="float" office:value="466277" calcext:value-type="float">
            <text:p>466277</text:p>
          </table:table-cell>
          <table:table-cell table:style-name="ce3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3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3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34" office:value-type="float" office:value="455306" calcext:value-type="float">
            <text:p>455306</text:p>
          </table:table-cell>
          <table:table-cell table:style-name="ce34" office:value-type="float" office:value="451608" calcext:value-type="float">
            <text:p>451608</text:p>
          </table:table-cell>
          <table:table-cell table:style-name="ce3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3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3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34" office:value-type="float" office:value="440433" calcext:value-type="float">
            <text:p>440433</text:p>
          </table:table-cell>
          <table:table-cell table:style-name="ce34" office:value-type="float" office:value="477465" calcext:value-type="float">
            <text:p>477465</text:p>
          </table:table-cell>
          <table:table-cell table:style-name="ce3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05:07.80673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7T14:55:12.366862736</dc:date>
    <meta:editing-duration>P6DT3H5M11S</meta:editing-duration>
    <meta:editing-cycles>36</meta:editing-cycles>
    <meta:generator>LibreOffice/6.4.3.2$MacOSX_X86_64 LibreOffice_project/747b5d0ebf89f41c860ec2a39efd7cb15b54f2d8</meta:generator>
    <meta:document-statistic meta:table-count="10" meta:cell-count="5531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93cm" svg:height="9.007cm" xlink:href=".." xlink:type="simple" chart:class="chart:scatter" chart:style-name="ch1">
        <chart:title svg:x="16.971cm" svg:y="0.315cm" chart:style-name="ch2">
          <text:p>Fibonacci</text:p>
        </chart:title>
        <chart:legend chart:legend-position="end" svg:x="29.411cm" svg:y="3.955cm" style:legend-expansion="high" chart:style-name="ch3"/>
        <chart:plot-area chart:style-name="ch4" table:cell-range-address="Fibonacci.B5:Fibonacci.B25 Fibonacci.I2:Fibonacci.I2 Fibonacci.I5:Fibonacci.I25" chart:data-source-has-labels="row" svg:x="1.7cm" svg:y="1.288cm" svg:width="26.99cm" svg:height="6.59cm">
          <chartooo:coordinate-region svg:x="3.142cm" svg:y="1.487cm" svg:width="25.249cm" svg:height="5.744cm"/>
          <chart:axis chart:dimension="x" chart:name="primary-x" chart:style-name="ch5">
            <chart:title svg:x="13.868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9">
              <chart:equation chart:display-equation="true" chart:display-r-square="false" svg:x="21.453cm" svg:y="3.55cm" chart:style-name="ch10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26cm" svg:y="0.315cm" chart:style-name="ch2">
          <text:p>Most frequent</text:p>
        </chart:title>
        <chart:legend chart:legend-position="end" svg:x="30.413cm" svg:y="3.457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15cm" svg:y="1.288cm" svg:width="27.962cm" svg:height="6.59cm">
          <chartooo:coordinate-region svg:x="2.958cm" svg:y="1.487cm" svg:width="26.421cm" svg:height="5.744cm"/>
          <chart:axis chart:dimension="x" chart:name="primary-x" chart:style-name="ch5">
            <chart:title svg:x="14.369cm" svg:y="8.058cm" chart:style-name="ch6">
              <text:p>array.length /1000</text:p>
            </chart:title>
          </chart:axis>
          <chart:axis chart:dimension="y" chart:name="primary-y" chart:style-name="ch5">
            <chart:title svg:x="0.451cm" svg:y="6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